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293cm"/>
    </style:style>
    <style:style style:name="co7" style:family="table-column">
      <style:table-column-properties fo:break-before="auto" style:column-width="1.679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1c1c1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1c1c1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" style:family="table-cell" style:parent-style-name="Default" style:data-style-name="N10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29" style:family="table-cell" style:parent-style-name="Default" style:data-style-name="N1010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9" style:family="table-cell" style:parent-style-name="Default" style:data-style-name="N10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31" style:family="table-cell" style:parent-style-name="Default" style:data-style-name="N10109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</style:style>
    <style:style style:name="ce19" style:family="table-cell" style:parent-style-name="Default" style:data-style-name="N10108">
      <style:table-cell-properties fo:background-color="#999999" style:text-align-source="fix" style:repeat-content="false" fo:wrap-option="wrap" style:vertical-align="middle"/>
      <style:paragraph-properties fo:text-align="end" fo:margin-left="0cm"/>
    </style:style>
    <style:style style:name="ce20" style:family="table-cell" style:parent-style-name="Default" style:data-style-name="N10108">
      <style:table-cell-properties fo:border-bottom="none" fo:background-color="#999999" style:text-align-source="fix" style:repeat-content="false" fo:wrap-option="wrap" fo:border-left="none" fo:border-right="none" fo:border-top="0.74pt solid #000000" style:vertical-align="middl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 style:data-style-name="N10108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1011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3" table:default-cell-style-name="ce10"/>
        <table:table-column table:style-name="co6" table:default-cell-style-name="ce10"/>
        <table:table-column table:style-name="co6" table:default-cell-style-name="ce15"/>
        <table:table-column table:style-name="co7" table:default-cell-style-name="ce39"/>
        <table:table-column table:style-name="co8" table:default-cell-style-name="ce39"/>
        <table:table-column table:style-name="co9" table:default-cell-style-name="ce15"/>
        <table:table-column table:style-name="co7" table:default-cell-style-name="ce39"/>
        <table:table-column table:style-name="co8" table:default-cell-style-name="ce39"/>
        <table:table-column table:style-name="co9" table:default-cell-style-name="ce15"/>
        <table:table-column table:style-name="co7" table:default-cell-style-name="ce39"/>
        <table:table-column table:style-name="co8" table:default-cell-style-name="ce39"/>
        <table:table-column table:style-name="co10" table:number-columns-repeated="100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Item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" table:number-rows-spanned="2">
            <text:p>Link</text:p>
          </table:table-cell>
          <table:table-cell table:style-name="ce1" office:value-type="string" calcext:value-type="string" table:number-columns-spanned="1" table:number-rows-spanned="2">
            <text:p>Price</text:p>
          </table:table-cell>
          <table:table-cell table:style-name="ce1" office:value-type="string" calcext:value-type="string" table:number-columns-spanned="1" table:number-rows-spanned="2">
            <text:p>N Units</text:p>
          </table:table-cell>
          <table:table-cell table:style-name="ce12" office:value-type="string" calcext:value-type="string" table:number-columns-spanned="1" table:number-rows-spanned="2">
            <text:p>Price / U</text:p>
          </table:table-cell>
          <table:table-cell table:style-name="ce12"/>
          <table:table-cell table:style-name="ce36" office:value-type="string" calcext:value-type="string" table:number-columns-spanned="3" table:number-rows-spanned="2">
            <text:p>Option 1 (DE)</text:p>
          </table:table-cell>
          <table:covered-table-cell table:number-columns-repeated="2" table:style-name="ce17"/>
          <table:table-cell table:style-name="ce36" office:value-type="string" calcext:value-type="string" table:number-columns-spanned="3" table:number-rows-spanned="2">
            <text:p>Option 2 (US)</text:p>
          </table:table-cell>
          <table:covered-table-cell table:number-columns-repeated="2" table:style-name="ce17"/>
          <table:table-cell table:style-name="ce36" office:value-type="string" calcext:value-type="string" table:number-columns-spanned="3" table:number-rows-spanned="2">
            <text:p>Option 3 (DE + US)</text:p>
          </table:table-cell>
          <table:covered-table-cell table:number-columns-repeated="2" table:style-name="ce17"/>
          <table:table-cell table:style-name="ce43"/>
          <table:table-cell table:style-name="ce36" office:value-type="string" calcext:value-type="string" table:number-columns-spanned="2" table:number-rows-spanned="1">
            <text:p>Option 1</text:p>
          </table:table-cell>
          <table:covered-table-cell table:style-name="ce43"/>
          <table:table-cell table:style-name="ce43" table:number-columns-repeated="1004"/>
        </table:table-row>
        <table:table-row table:style-name="ro2">
          <table:covered-table-cell table:number-columns-repeated="3" table:style-name="ce2"/>
          <table:covered-table-cell table:style-name="ce7"/>
          <table:covered-table-cell table:style-name="ce2"/>
          <table:covered-table-cell table:style-name="ce7"/>
          <table:table-cell table:style-name="ce7"/>
          <table:covered-table-cell table:style-name="ce37"/>
          <table:covered-table-cell table:number-columns-repeated="2"/>
          <table:covered-table-cell table:style-name="ce37"/>
          <table:covered-table-cell table:number-columns-repeated="2"/>
          <table:covered-table-cell table:style-name="ce37"/>
          <table:covered-table-cell table:number-columns-repeated="2"/>
          <table:table-cell/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Need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5V 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RUNCCI-YUN-Submersible-Aquarium-Watering-Flowers/dp/B08BZBN29C/ref=sr_1_6?dib=eyJ2IjoiMSJ9.Ljo90gwcYF9XoxL7GdYlt0zD5D35d6y9mtk9HLryjxJfIYa2SXlE4tA2mFBGO2sxMP2lmwIwRTI0NyCI81HQ-d0CfjBY06h75Z-5FuIHKjYKACIbwFLsOnYqj6muPGSxEbkPOweBMoWJeRxpgQDUrf-g2B17yEx5vPe1ZrDE7zyFbUrDpP5kRzJoEAuO0oZMSdeBSpEGbHfrO0YyO0QvwNaQh6Yf_QHH7Nhi1qE4JyOVHkLzndP1OH3iIGHoq3XEIGRorPV_6Yu-qtBZaeWKYvRLRGkEJWPsWSXYBqh0cLo.KuE9YESWFXpEVyoAG8E9GVBxZ6A6eFZS8c3_mufHPes&amp;dib_tag=se&amp;keywords=5V+DC+water+pump&amp;qid=1715537688&amp;sr=8-6#customerReviews" xlink:type="simple">Amazon DE</text:a></text:p>
          </table:table-cell>
          <table:table-cell table:style-name="ce8" office:value-type="currency" office:currency="EUR" office:value="9.44" calcext:value-type="currency">
            <text:p>9,44 €</text:p>
          </table:table-cell>
          <table:table-cell office:value-type="float" office:value="3" calcext:value-type="float">
            <text:p>3</text:p>
          </table:table-cell>
          <table:table-cell table:style-name="ce8" table:formula="of:=[.D3]/[.E3]" office:value-type="currency" office:currency="EUR" office:value="3.14666666666667" calcext:value-type="currency">
            <text:p>3,15 €</text:p>
          </table:table-cell>
          <table:table-cell table:style-name="ce15" table:formula="of:=IF([.$C3]=&quot;Amazon US&quot;; USD; EUR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9" table:formula="of:=[.$G3]*IF(LEN([.H3]) =0;0;[.$B3]*[.$F3])" office:value-type="currency" office:currency="EUR" office:value="3.14666666666667" calcext:value-type="currency">
            <text:p>3,15 €</text:p>
          </table:table-cell>
          <table:table-cell table:style-name="ce19" table:formula="of:=[.G3]*IF(LEN([.H3]) =0;0;[.$D3])" office:value-type="currency" office:currency="EUR" office:value="9.44" calcext:value-type="currency">
            <text:p>9,44 €</text:p>
          </table:table-cell>
          <table:table-cell/>
          <table:table-cell table:style-name="ce19" table:formula="of:=[.G3]*IF(LEN([.K3]) =0;0;[.$B3]*[.$F3])" office:value-type="currency" office:currency="EUR" office:value="0" calcext:value-type="currency">
            <text:p>0,00 €</text:p>
          </table:table-cell>
          <table:table-cell table:style-name="ce19" table:formula="of:=[.G3]*IF(LEN([.K3]) =0;0;[.$D3])" office:value-type="currency" office:currency="EUR" office:value="0" calcext:value-type="currency">
            <text:p>0,00 €</text:p>
          </table:table-cell>
          <table:table-cell/>
          <table:table-cell table:style-name="ce19" table:formula="of:=[.G3]*IF(LEN([.N3]) =0;0;[.$B3]*[.$F3])" office:value-type="currency" office:currency="EUR" office:value="0" calcext:value-type="currency">
            <text:p>0,00 €</text:p>
          </table:table-cell>
          <table:table-cell table:style-name="ce19" table:formula="of:=[.G3]*IF(LEN([.N3]) =0;0;[.$D3])" office:value-type="currency" office:currency="EUR" office:value="0" calcext:value-type="currency">
            <text:p>0,00 €</text:p>
          </table:table-cell>
          <table:table-cell/>
          <table:table-cell table:style-name="ce22" table:formula="of:=SUM([.$J$3:.$J$47])" office:value-type="currency" office:currency="EUR" office:value="63.8" calcext:value-type="currency">
            <text:p>63,80 €</text:p>
          </table:table-cell>
          <table:table-cell table:style-name="ce22" table:formula="of:=SUM([.$I$3:.$I$47])" office:value-type="currency" office:currency="EUR" office:value="9.75460724137931" calcext:value-type="currency">
            <text:p>9,75 €</text:p>
          </table:table-cell>
          <table:table-cell table:style-name="ce23" table:formula="of:=[.S3]/[.R3]" office:value-type="percentage" office:value="0.152893530429143" calcext:value-type="percentage">
            <text:p>15,29 %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5V 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gp/product/B0B24G8WP7/ref=ewc_pr_img_1?smid=A3QTZTOAOFWQ9N&amp;psc=1#customerReviews" xlink:type="simple">Amazon DE</text:a></text:p>
          </table:table-cell>
          <table:table-cell table:style-name="ce8" office:value-type="currency" office:currency="EUR" office:value="8.39" calcext:value-type="currency">
            <text:p>8,39 €</text:p>
          </table:table-cell>
          <table:table-cell office:value-type="float" office:value="1" calcext:value-type="float">
            <text:p>1</text:p>
          </table:table-cell>
          <table:table-cell table:style-name="ce8" table:formula="of:=[.D4]/[.E4]" office:value-type="currency" office:currency="EUR" office:value="8.39" calcext:value-type="currency">
            <text:p>8,39 €</text:p>
          </table:table-cell>
          <table:table-cell table:style-name="ce15" table:formula="of:=IF([.$C4]=&quot;Amazon US&quot;; USD; EUR)" office:value-type="float" office:value="1" calcext:value-type="float">
            <text:p>1</text:p>
          </table:table-cell>
          <table:table-cell/>
          <table:table-cell table:style-name="ce19" table:formula="of:=[.$G4]*IF(LEN([.H4]) =0;0;[.$B4]*[.$F4])" office:value-type="currency" office:currency="EUR" office:value="0" calcext:value-type="currency">
            <text:p>0,00 €</text:p>
          </table:table-cell>
          <table:table-cell table:style-name="ce19" table:formula="of:=[.G4]*IF(LEN([.H4]) =0;0;[.$D4])" office:value-type="currency" office:currency="EUR" office:value="0" calcext:value-type="currency">
            <text:p>0,00 €</text:p>
          </table:table-cell>
          <table:table-cell/>
          <table:table-cell table:style-name="ce19" table:formula="of:=[.G4]*IF(LEN([.K4]) =0;0;[.$B4]*[.$F4])" office:value-type="currency" office:currency="EUR" office:value="0" calcext:value-type="currency">
            <text:p>0,00 €</text:p>
          </table:table-cell>
          <table:table-cell table:style-name="ce19" table:formula="of:=[.G4]*IF(LEN([.K4]) =0;0;[.$D4])" office:value-type="currency" office:currency="EUR" office:value="0" calcext:value-type="currency">
            <text:p>0,00 €</text:p>
          </table:table-cell>
          <table:table-cell/>
          <table:table-cell table:style-name="ce19" table:formula="of:=[.G4]*IF(LEN([.N4]) =0;0;[.$B4]*[.$F4])" office:value-type="currency" office:currency="EUR" office:value="0" calcext:value-type="currency">
            <text:p>0,00 €</text:p>
          </table:table-cell>
          <table:table-cell table:style-name="ce19" table:formula="of:=[.G4]*IF(LEN([.N4]) =0;0;[.$D4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5V 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ALAMSCN-Submersible-Aquariums-Fountain-Hydroponics/dp/B08PBQ1N1G/ref=sr_1_5?crid=2THG9YSV1XZE9&amp;dib=eyJ2IjoiMSJ9.iWZfFY5Qy8EHWr-qrKaxMS9zW35YE1wEvg08fKUIsd-bMKmkirSa7pTO7yYd9UE6v_Xr_QrnZTRcYGv0590ackVf8COxW0nix_xmMQ0MchbtpYzTS4KhCTJQ1cIi1o9WUTjFdV5f7q3KAgj17etX4oFdAccHdxMijHtHDq2n8avYhoIaJ-3auATDHAJGqgv1l-acnlChqZzXlOpyZ6XqMd-MBFkwNxN17-NmzpI_gdEfjvFD6KijZJYtx0_7Eh542StJwQQ65QfCZ2ZIvv9RDyfnSu5vKpbAEMi7nSbo9eQ.98REYsjsx0X1i88ha5S88TH5W0c2SugXk50mZ6O5Lms&amp;dib_tag=se&amp;keywords=5V+pump&amp;qid=1715635600&amp;refinements=p_72%3A2661618011&amp;rnid=2661617011&amp;sprefix=5v+pump%2Caps%2C167&amp;sr=8-5" xlink:type="simple">Amazon US</text:a></text:p>
          </table:table-cell>
          <table:table-cell table:style-name="ce29" office:value-type="currency" office:currency="USD" office:value="9.99" calcext:value-type="currency">
            <text:p>$9,99</text:p>
          </table:table-cell>
          <table:table-cell office:value-type="float" office:value="4" calcext:value-type="float">
            <text:p>4</text:p>
          </table:table-cell>
          <table:table-cell table:style-name="ce29" table:formula="of:=[.D5]/[.E5]" office:value-type="currency" office:currency="USD" office:value="2.4975" calcext:value-type="currency">
            <text:p>$2,50</text:p>
          </table:table-cell>
          <table:table-cell table:style-name="ce15" table:formula="of:=IF([.$C5]=&quot;Amazon US&quot;; USD; EUR)" office:value-type="float" office:value="0.93" calcext:value-type="float">
            <text:p>0,93</text:p>
          </table:table-cell>
          <table:table-cell/>
          <table:table-cell table:style-name="ce19" table:formula="of:=[.$G5]*IF(LEN([.H5]) =0;0;[.$B5]*[.$F5])" office:value-type="currency" office:currency="EUR" office:value="0" calcext:value-type="currency">
            <text:p>0,00 €</text:p>
          </table:table-cell>
          <table:table-cell table:style-name="ce19" table:formula="of:=[.G5]*IF(LEN([.H5]) =0;0;[.$D5])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style-name="ce19" table:formula="of:=[.G5]*IF(LEN([.K5]) =0;0;[.$B5]*[.$F5])" office:value-type="currency" office:currency="EUR" office:value="2.322675" calcext:value-type="currency">
            <text:p>2,32 €</text:p>
          </table:table-cell>
          <table:table-cell table:style-name="ce19" table:formula="of:=[.G5]*IF(LEN([.K5]) =0;0;[.$D5])" office:value-type="currency" office:currency="EUR" office:value="9.2907" calcext:value-type="currency">
            <text:p>9,29 €</text:p>
          </table:table-cell>
          <table:table-cell office:value-type="string" calcext:value-type="string">
            <text:p>X</text:p>
          </table:table-cell>
          <table:table-cell table:style-name="ce19" table:formula="of:=[.G5]*IF(LEN([.N5]) =0;0;[.$B5]*[.$F5])" office:value-type="currency" office:currency="EUR" office:value="2.322675" calcext:value-type="currency">
            <text:p>2,32 €</text:p>
          </table:table-cell>
          <table:table-cell table:style-name="ce19" table:formula="of:=[.G5]*IF(LEN([.N5]) =0;0;[.$D5])" office:value-type="currency" office:currency="EUR" office:value="9.2907" calcext:value-type="currency">
            <text:p>9,29 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Mosfet drive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de/-/en/Trigger-Setting-Electronic-Control-Arduino/dp/B0C3LXNK7T/ref=sr_1_8?crid=2T307QEDLHHZF&amp;dib=eyJ2IjoiMSJ9.xh3gPRWyOgSorfsbKGjFGp2B1gNFGhRGdAtYVwS-9AGhcQNq9mucwdfttiXIWSOC5rIUo9PvezTmueeByeUPOJtcVxqHCScZQsPH1Cu3rYOdf-pLLLjD1MLNX6OBMdonlo2qtMnm-8HfWziUIR1XPVk4luG48hq1K-b8HiBrVKjJEw8Cdxxy0AjrMmmz_WCf9cmdItA_PlzufAZE03BKcgo9CVABSiI-gmtVHRyCPljHJHFhqHAQ64X6UfuFcsOGEHI825f5_Q4fHuRDgGRmYKnK3JKIVcPkwDSEbtBop5A.culnRUzGWoTlCEbiZAgfIbhmd6M03VpdLC853uRqgNI&amp;dib_tag=se&amp;keywords=mosfet+5v&amp;qid=1715299206&amp;sprefix=mosfet+5v%2Caps%2C108&amp;sr=8-8" xlink:type="simple">Amazon DE</text:a></text:p>
          </table:table-cell>
          <table:table-cell table:style-name="ce9" office:value-type="currency" office:currency="EUR" office:value="11.99" calcext:value-type="currency">
            <text:p>11,99 €</text:p>
          </table:table-cell>
          <table:table-cell table:style-name="ce4" office:value-type="float" office:value="20" calcext:value-type="float">
            <text:p>20</text:p>
          </table:table-cell>
          <table:table-cell table:style-name="ce9" table:formula="of:=[.D6]/[.E6]" office:value-type="currency" office:currency="EUR" office:value="0.5995" calcext:value-type="currency">
            <text:p>0,60 €</text:p>
          </table:table-cell>
          <table:table-cell table:style-name="ce16" table:formula="of:=IF([.$C6]=&quot;Amazon US&quot;; USD; EUR)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20" table:formula="of:=[.$G6]*IF(LEN([.H6]) =0;0;[.$B6]*[.$F6])" office:value-type="currency" office:currency="EUR" office:value="0.5995" calcext:value-type="currency">
            <text:p>0,60 €</text:p>
          </table:table-cell>
          <table:table-cell table:style-name="ce20" table:formula="of:=[.G6]*IF(LEN([.H6]) =0;0;[.$D6])" office:value-type="currency" office:currency="EUR" office:value="11.99" calcext:value-type="currency">
            <text:p>11,99 €</text:p>
          </table:table-cell>
          <table:table-cell table:style-name="ce16"/>
          <table:table-cell table:style-name="ce20" table:formula="of:=[.G6]*IF(LEN([.K6]) =0;0;[.$B6]*[.$F6])" office:value-type="currency" office:currency="EUR" office:value="0" calcext:value-type="currency">
            <text:p>0,00 €</text:p>
          </table:table-cell>
          <table:table-cell table:style-name="ce20" table:formula="of:=[.G6]*IF(LEN([.K6]) =0;0;[.$D6])" office:value-type="currency" office:currency="EUR" office:value="0" calcext:value-type="currency">
            <text:p>0,00 €</text:p>
          </table:table-cell>
          <table:table-cell table:style-name="ce16"/>
          <table:table-cell table:style-name="ce20" table:formula="of:=[.G6]*IF(LEN([.N6]) =0;0;[.$B6]*[.$F6])" office:value-type="currency" office:currency="EUR" office:value="0" calcext:value-type="currency">
            <text:p>0,00 €</text:p>
          </table:table-cell>
          <table:table-cell table:style-name="ce20" table:formula="of:=[.G6]*IF(LEN([.N6]) =0;0;[.$D6])" office:value-type="currency" office:currency="EUR" office:value="0" calcext:value-type="currency">
            <text:p>0,00 €</text:p>
          </table:table-cell>
          <table:table-cell/>
          <table:table-cell table:style-name="ce36" office:value-type="string" calcext:value-type="string" table:number-columns-spanned="2" table:number-rows-spanned="1">
            <text:p>Option 2</text:p>
          </table:table-cell>
          <table:covered-table-cell table:style-name="ce43"/>
          <table:table-cell table:number-columns-repeated="1004"/>
        </table:table-row>
        <table:table-row table:style-name="ro2">
          <table:table-cell office:value-type="string" calcext:value-type="string">
            <text:p>H 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ARCELI-Pieces-Controller-Module-Arduino/dp/B07MY33PC9/" xlink:type="simple">Amazon DE</text:a></text:p>
          </table:table-cell>
          <table:table-cell table:style-name="ce8" office:value-type="currency" office:currency="EUR" office:value="13.65" calcext:value-type="currency">
            <text:p>13,65 €</text:p>
          </table:table-cell>
          <table:table-cell office:value-type="float" office:value="5" calcext:value-type="float">
            <text:p>5</text:p>
          </table:table-cell>
          <table:table-cell table:style-name="ce8" table:formula="of:=[.D7]/[.E7]" office:value-type="currency" office:currency="EUR" office:value="2.73" calcext:value-type="currency">
            <text:p>2,73 €</text:p>
          </table:table-cell>
          <table:table-cell table:style-name="ce15" table:formula="of:=IF([.$C7]=&quot;Amazon US&quot;; USD; EUR)" office:value-type="float" office:value="1" calcext:value-type="float">
            <text:p>1</text:p>
          </table:table-cell>
          <table:table-cell/>
          <table:table-cell table:style-name="ce19" table:formula="of:=[.$G7]*IF(LEN([.H7]) =0;0;[.$B7]*[.$F7])" office:value-type="currency" office:currency="EUR" office:value="0" calcext:value-type="currency">
            <text:p>0,00 €</text:p>
          </table:table-cell>
          <table:table-cell table:style-name="ce19" table:formula="of:=[.G7]*IF(LEN([.H7]) =0;0;[.$D7])" office:value-type="currency" office:currency="EUR" office:value="0" calcext:value-type="currency">
            <text:p>0,00 €</text:p>
          </table:table-cell>
          <table:table-cell/>
          <table:table-cell table:style-name="ce19" table:formula="of:=[.G7]*IF(LEN([.K7]) =0;0;[.$B7]*[.$F7])" office:value-type="currency" office:currency="EUR" office:value="0" calcext:value-type="currency">
            <text:p>0,00 €</text:p>
          </table:table-cell>
          <table:table-cell table:style-name="ce19" table:formula="of:=[.G7]*IF(LEN([.K7]) =0;0;[.$D7])" office:value-type="currency" office:currency="EUR" office:value="0" calcext:value-type="currency">
            <text:p>0,00 €</text:p>
          </table:table-cell>
          <table:table-cell/>
          <table:table-cell table:style-name="ce19" table:formula="of:=[.G7]*IF(LEN([.N7]) =0;0;[.$B7]*[.$F7])" office:value-type="currency" office:currency="EUR" office:value="0" calcext:value-type="currency">
            <text:p>0,00 €</text:p>
          </table:table-cell>
          <table:table-cell table:style-name="ce19" table:formula="of:=[.G7]*IF(LEN([.N7]) =0;0;[.$D7])" office:value-type="currency" office:currency="EUR" office:value="0" calcext:value-type="currency">
            <text:p>0,00 €</text:p>
          </table:table-cell>
          <table:table-cell/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Need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sfet dr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XLX-Transistor-Module-PWM-Regulator-Electronic-Switch-Controller/dp/B07ZHC5M7H/ref=sr_1_24?crid=YUQLTECMUT81&amp;dib=eyJ2IjoiMSJ9.GH3Z0q0RnUjh4aH2OJ3q4jbRK6PnIG20Svr-dNEFkIOkjMR9vu6ujR-tH_Kxvs5jXbZjstrjwHG7M8dkiXhLk0w9MuTWjLXS9HFL3-OUKhd7V_1O4IaUfpXmxumYrkX9A3NH6R_H7_rqGH5HTg4gYkNatWmCeaHXbpHP6XNH6KOkwej-9y7uRWdGxnSLsGqLJBdq6f8T5aJxXCKml610bO-4Wnwkja-8ISWkMnqkzfbVuLKecnDLlvUH2LuSl7oA31_BLJ7HkZGUrZxIYidoGB3_vclrsb0txDPwDOyDlLc.saM6Khfr3VWbq6C7kPDrtmqHRm9lzm2W6z03xcTVTH8&amp;dib_tag=se&amp;keywords=mosfet+driver+5V&amp;qid=1715635799&amp;refinements=p_72%3A1248921011&amp;rnid=1248919011&amp;s=industrial&amp;sprefix=mosfet+driver+5%2Caps%2C191&amp;sr=1-24" xlink:type="simple">Amazon US</text:a></text:p>
          </table:table-cell>
          <table:table-cell table:style-name="ce29" office:value-type="currency" office:currency="USD" office:value="11.99" calcext:value-type="currency">
            <text:p>$11,99</text:p>
          </table:table-cell>
          <table:table-cell office:value-type="float" office:value="10" calcext:value-type="float">
            <text:p>10</text:p>
          </table:table-cell>
          <table:table-cell table:style-name="ce29" table:formula="of:=[.D8]/[.E8]" office:value-type="currency" office:currency="USD" office:value="1.199" calcext:value-type="currency">
            <text:p>$1,20</text:p>
          </table:table-cell>
          <table:table-cell table:style-name="ce15" table:formula="of:=IF([.$C8]=&quot;Amazon US&quot;; USD; EUR)" office:value-type="float" office:value="0.93" calcext:value-type="float">
            <text:p>0,93</text:p>
          </table:table-cell>
          <table:table-cell/>
          <table:table-cell table:style-name="ce19" table:formula="of:=[.$G8]*IF(LEN([.H8]) =0;0;[.$B8]*[.$F8])" office:value-type="currency" office:currency="EUR" office:value="0" calcext:value-type="currency">
            <text:p>0,00 €</text:p>
          </table:table-cell>
          <table:table-cell table:style-name="ce19" table:formula="of:=[.G8]*IF(LEN([.H8]) =0;0;[.$D8])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style-name="ce19" table:formula="of:=[.G8]*IF(LEN([.K8]) =0;0;[.$B8]*[.$F8])" office:value-type="currency" office:currency="EUR" office:value="1.11507" calcext:value-type="currency">
            <text:p>1,12 €</text:p>
          </table:table-cell>
          <table:table-cell table:style-name="ce19" table:formula="of:=[.G8]*IF(LEN([.K8]) =0;0;[.$D8])" office:value-type="currency" office:currency="EUR" office:value="11.1507" calcext:value-type="currency">
            <text:p>11,15 €</text:p>
          </table:table-cell>
          <table:table-cell office:value-type="string" calcext:value-type="string">
            <text:p>X</text:p>
          </table:table-cell>
          <table:table-cell table:style-name="ce19" table:formula="of:=[.G8]*IF(LEN([.N8]) =0;0;[.$B8]*[.$F8])" office:value-type="currency" office:currency="EUR" office:value="1.11507" calcext:value-type="currency">
            <text:p>1,12 €</text:p>
          </table:table-cell>
          <table:table-cell table:style-name="ce19" table:formula="of:=[.G8]*IF(LEN([.N8]) =0;0;[.$D8])" office:value-type="currency" office:currency="EUR" office:value="11.1507" calcext:value-type="currency">
            <text:p>11,15 €</text:p>
          </table:table-cell>
          <table:table-cell/>
          <table:table-cell table:style-name="ce45" table:formula="of:=SUM([.$M$3:.$M$47])" office:value-type="currency" office:currency="EUR" office:value="71.8332" calcext:value-type="currency">
            <text:p>71,83 €</text:p>
          </table:table-cell>
          <table:table-cell table:style-name="ce45" table:formula="of:=SUM([.$L$3:.$L$47])" office:value-type="currency" office:currency="EUR" office:value="8.68512075714286" calcext:value-type="currency">
            <text:p>8,69 €</text:p>
          </table:table-cell>
          <table:table-cell table:style-name="ce23" table:formula="of:=[.S8]/[.R8]" office:value-type="percentage" office:value="0.120906777884639" calcext:value-type="percentage">
            <text:p>12,09 %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W Alu Heatsink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de/-/en/VooGenzek-Aluminium-Raspberry-Heatsink-Conducting/dp/B0C2HW56YJ/ref=sr_1_3?crid=2HDZZRDHVQQZC&amp;dib=eyJ2IjoiMSJ9.dSQzHm0brZ-AulyyL4daVyG5xvSQo9Af3aUP629AubIztFvONkQUphNcsXLV7d1oQBtifEss0b36PYerzbIU91dU9SDBMFnz-7UjS3rUyLWoMKbMhKkce1MnBksu9RaTmIibxFJr-85JZZdHoVBp87IzuhGcxz9t6Dtfwoh6Ix-Xpvg1WfymzqkdpZwq0IF4cspyCJd6-5RMoINdYpklP0NnqHoEE6AW0-EV_xUTp8A.aiFkNn0eH5lbQJdUzWDNNf93gs-pOoeln0fcxsfk0Zc&amp;dib_tag=se&amp;keywords=small%2Bheatsink&amp;qid=1715537365&amp;refinements=p_72%3A419117031&amp;rnid=419116031&amp;sprefix=small%2Bheatsink%2Caps%2C80&amp;sr=8-3&amp;th=1" xlink:type="simple">Amazon DE</text:a></text:p>
          </table:table-cell>
          <table:table-cell table:style-name="ce9" office:value-type="currency" office:currency="EUR" office:value="6.91" calcext:value-type="currency">
            <text:p>6,91 €</text:p>
          </table:table-cell>
          <table:table-cell table:style-name="ce4" office:value-type="float" office:value="40" calcext:value-type="float">
            <text:p>40</text:p>
          </table:table-cell>
          <table:table-cell table:style-name="ce9" table:formula="of:=[.D9]/[.E9]" office:value-type="currency" office:currency="EUR" office:value="0.17275" calcext:value-type="currency">
            <text:p>0,17 €</text:p>
          </table:table-cell>
          <table:table-cell table:style-name="ce16" table:formula="of:=IF([.$C9]=&quot;Amazon US&quot;; USD; EUR)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20" table:formula="of:=[.$G9]*IF(LEN([.H9]) =0;0;[.$B9]*[.$F9])" office:value-type="currency" office:currency="EUR" office:value="0.17275" calcext:value-type="currency">
            <text:p>0,17 €</text:p>
          </table:table-cell>
          <table:table-cell table:style-name="ce20" table:formula="of:=[.G9]*IF(LEN([.H9]) =0;0;[.$D9])" office:value-type="currency" office:currency="EUR" office:value="6.91" calcext:value-type="currency">
            <text:p>6,91 €</text:p>
          </table:table-cell>
          <table:table-cell table:style-name="ce16"/>
          <table:table-cell table:style-name="ce20" table:formula="of:=[.G9]*IF(LEN([.K9]) =0;0;[.$B9]*[.$F9])" office:value-type="currency" office:currency="EUR" office:value="0" calcext:value-type="currency">
            <text:p>0,00 €</text:p>
          </table:table-cell>
          <table:table-cell table:style-name="ce20" table:formula="of:=[.G9]*IF(LEN([.K9]) =0;0;[.$D9])" office:value-type="currency" office:currency="EUR" office:value="0" calcext:value-type="currency">
            <text:p>0,00 €</text:p>
          </table:table-cell>
          <table:table-cell table:style-name="ce16" office:value-type="string" calcext:value-type="string">
            <text:p>X</text:p>
          </table:table-cell>
          <table:table-cell table:style-name="ce20" table:formula="of:=[.G9]*IF(LEN([.N9]) =0;0;[.$B9]*[.$F9])" office:value-type="currency" office:currency="EUR" office:value="0.17275" calcext:value-type="currency">
            <text:p>0,17 €</text:p>
          </table:table-cell>
          <table:table-cell table:style-name="ce20" table:formula="of:=[.G9]*IF(LEN([.N9]) =0;0;[.$D9])" office:value-type="currency" office:currency="EUR" office:value="6.91" calcext:value-type="currency">
            <text:p>6,91 €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Kit Alu Heats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Different-Heatsink-Conductive-Aluminium-Raspberry/dp/B099J1W63H/ref=sr_1_22?crid=1R4RJIQP0744J&amp;dib=eyJ2IjoiMSJ9.jhIJjIUoLvKJmmYVbwEVIm61chvfe4RQT3UAfoa02coWXvMgFczfmJdTK7kDL9Xn6yebKHKIC90E_ZhPrdbxDvD0CXaCgx-3_yHhu9K9rW2z8IT6iHxD_9VzEyimheyKvpgkxK4nAmUt60-6-TeilGWYcfWYBvtSyzASq54-mIrcxB0BIbyRrPiLFtk0Zk7RmvX_pRh_shlxfu3p9v8aCO2RmMO94A4BNK1BTp-RAQEB-ylXgw2OSXzzPzU43SDTm09lvGwzuRHo_Wqu9lEsiT7VHe_UrniOLe4fEUfAW5c.TM-MgOoByXVnDIsnxBA_gLoDJwP-CC27jqMAeyPwvQc&amp;dib_tag=se&amp;keywords=small+heat+dissipators&amp;qid=1715537216&amp;sprefix=small+heat+dissipator%2Caps%2C94&amp;sr=8-22" xlink:type="simple">Amazon DE</text:a></text:p>
          </table:table-cell>
          <table:table-cell table:style-name="ce8" office:value-type="currency" office:currency="EUR" office:value="19.95" calcext:value-type="currency">
            <text:p>19,95 €</text:p>
          </table:table-cell>
          <table:table-cell office:value-type="float" office:value="102" calcext:value-type="float">
            <text:p>102</text:p>
          </table:table-cell>
          <table:table-cell table:style-name="ce8" table:formula="of:=[.D10]/[.E10]" office:value-type="currency" office:currency="EUR" office:value="0.195588235294118" calcext:value-type="currency">
            <text:p>0,20 €</text:p>
          </table:table-cell>
          <table:table-cell table:style-name="ce15" table:formula="of:=IF([.$C10]=&quot;Amazon US&quot;; USD; EUR)" office:value-type="float" office:value="1" calcext:value-type="float">
            <text:p>1</text:p>
          </table:table-cell>
          <table:table-cell/>
          <table:table-cell table:style-name="ce19" table:formula="of:=[.$G10]*IF(LEN([.H10]) =0;0;[.$B10]*[.$F10])" office:value-type="currency" office:currency="EUR" office:value="0" calcext:value-type="currency">
            <text:p>0,00 €</text:p>
          </table:table-cell>
          <table:table-cell table:style-name="ce19" table:formula="of:=[.G10]*IF(LEN([.H10]) =0;0;[.$D10])" office:value-type="currency" office:currency="EUR" office:value="0" calcext:value-type="currency">
            <text:p>0,00 €</text:p>
          </table:table-cell>
          <table:table-cell/>
          <table:table-cell table:style-name="ce19" table:formula="of:=[.G10]*IF(LEN([.K10]) =0;0;[.$B10]*[.$F10])" office:value-type="currency" office:currency="EUR" office:value="0" calcext:value-type="currency">
            <text:p>0,00 €</text:p>
          </table:table-cell>
          <table:table-cell table:style-name="ce19" table:formula="of:=[.G10]*IF(LEN([.K10]) =0;0;[.$D10])" office:value-type="currency" office:currency="EUR" office:value="0" calcext:value-type="currency">
            <text:p>0,00 €</text:p>
          </table:table-cell>
          <table:table-cell/>
          <table:table-cell table:style-name="ce19" table:formula="of:=[.G10]*IF(LEN([.N10]) =0;0;[.$B10]*[.$F10])" office:value-type="currency" office:currency="EUR" office:value="0" calcext:value-type="currency">
            <text:p>0,00 €</text:p>
          </table:table-cell>
          <table:table-cell table:style-name="ce19" table:formula="of:=[.G10]*IF(LEN([.N10]) =0;0;[.$D10])" office:value-type="currency" office:currency="EUR" office:value="0" calcext:value-type="currency">
            <text:p>0,00 €</text:p>
          </table:table-cell>
          <table:table-cell/>
          <table:table-cell table:style-name="ce36" office:value-type="string" calcext:value-type="string" table:number-columns-spanned="2" table:number-rows-spanned="1">
            <text:p>Option 3</text:p>
          </table:table-cell>
          <table:covered-table-cell table:style-name="ce43"/>
          <table:table-cell/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Kit Alu Heats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GeeekPi-Conductive-Raspberry-Transistor-Regulator/dp/B099DTH24X/ref=sr_1_3?crid=3DVN3TH8AIULK&amp;dib=eyJ2IjoiMSJ9.MR3B5AgFSXtfX8ukmtBaEVxX0zKBvVt6dsu-tnsSpdghxcrUpEUTB59M7SzainjTCYy34eH2-AkODBc5kMXAcvCZarwfh4LLtKGXqdSPuveIo2wihEuRfuhq82iLTVxYQWd1rWNqknk-2YcFVaab6wLQNPxpNQgsm84zyIVC-QSObuN7nyiEjI9F6C7IWXMv8fVKFmuoeKSXc2PvgnYDkDtusP3WYBGA4OOqojWfxds.hz88NAVWuW_-sdYESPetK0R9ITywfqmHyyJoPXORG4s&amp;dib_tag=se&amp;keywords=heatsink&amp;qid=1715635918&amp;sprefix=heatsink%2Caps%2C227&amp;sr=8-3" xlink:type="simple">Amazon US</text:a></text:p>
          </table:table-cell>
          <table:table-cell table:style-name="ce29" office:value-type="currency" office:currency="USD" office:value="15.99" calcext:value-type="currency">
            <text:p>$15,99</text:p>
          </table:table-cell>
          <table:table-cell office:value-type="float" office:value="100" calcext:value-type="float">
            <text:p>100</text:p>
          </table:table-cell>
          <table:table-cell table:style-name="ce29" table:formula="of:=[.D11]/[.E11]" office:value-type="currency" office:currency="USD" office:value="0.1599" calcext:value-type="currency">
            <text:p>$0,16</text:p>
          </table:table-cell>
          <table:table-cell table:style-name="ce15" table:formula="of:=IF([.$C11]=&quot;Amazon US&quot;; USD; EUR)" office:value-type="float" office:value="0.93" calcext:value-type="float">
            <text:p>0,93</text:p>
          </table:table-cell>
          <table:table-cell/>
          <table:table-cell table:style-name="ce19" table:formula="of:=[.$G11]*IF(LEN([.H11]) =0;0;[.$B11]*[.$F11])" office:value-type="currency" office:currency="EUR" office:value="0" calcext:value-type="currency">
            <text:p>0,00 €</text:p>
          </table:table-cell>
          <table:table-cell table:style-name="ce19" table:formula="of:=[.G11]*IF(LEN([.H11]) =0;0;[.$D11])" office:value-type="currency" office:currency="EUR" office:value="0" calcext:value-type="currency">
            <text:p>0,00 €</text:p>
          </table:table-cell>
          <table:table-cell/>
          <table:table-cell table:style-name="ce19" table:formula="of:=[.G11]*IF(LEN([.K11]) =0;0;[.$B11]*[.$F11])" office:value-type="currency" office:currency="EUR" office:value="0" calcext:value-type="currency">
            <text:p>0,00 €</text:p>
          </table:table-cell>
          <table:table-cell table:style-name="ce19" table:formula="of:=[.G11]*IF(LEN([.K11]) =0;0;[.$D11])" office:value-type="currency" office:currency="EUR" office:value="0" calcext:value-type="currency">
            <text:p>0,00 €</text:p>
          </table:table-cell>
          <table:table-cell/>
          <table:table-cell table:style-name="ce19" table:formula="of:=[.G11]*IF(LEN([.N11]) =0;0;[.$B11]*[.$F11])" office:value-type="currency" office:currency="EUR" office:value="0" calcext:value-type="currency">
            <text:p>0,00 €</text:p>
          </table:table-cell>
          <table:table-cell table:style-name="ce19" table:formula="of:=[.G11]*IF(LEN([.N11]) =0;0;[.$D11])" office:value-type="currency" office:currency="EUR" office:value="0" calcext:value-type="currency">
            <text:p>0,00 €</text:p>
          </table:table-cell>
          <table:table-cell/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Need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it Alu Heats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aspberry-Heatsink-Conductive-Adhesive-Aluminum/dp/B082RWXFR2/ref=sr_1_13?crid=3DVN3TH8AIULK&amp;dib=eyJ2IjoiMSJ9.MR3B5AgFSXtfX8ukmtBaEVxX0zKBvVt6dsu-tnsSpdghxcrUpEUTB59M7SzainjTCYy34eH2-AkODBc5kMXAcvCZarwfh4LLtKGXqdSPuveIo2wihEuRfuhq82iLTVxYQWd1rWNqknk-2YcFVaab6wLQNPxpNQgsm84zyIVC-QSObuN7nyiEjI9F6C7IWXMv8fVKFmuoeKSXc2PvgnYDkDtusP3WYBGA4OOqojWfxds.hz88NAVWuW_-sdYESPetK0R9ITywfqmHyyJoPXORG4s&amp;dib_tag=se&amp;keywords=heatsink&amp;qid=1715635918&amp;sprefix=heatsink%2Caps%2C227&amp;sr=8-13" xlink:type="simple">Amazon US</text:a></text:p>
          </table:table-cell>
          <table:table-cell table:style-name="ce29" office:value-type="currency" office:currency="USD" office:value="12.99" calcext:value-type="currency">
            <text:p>$12,99</text:p>
          </table:table-cell>
          <table:table-cell office:value-type="float" office:value="100" calcext:value-type="float">
            <text:p>100</text:p>
          </table:table-cell>
          <table:table-cell table:style-name="ce29" table:formula="of:=[.D12]/[.E12]" office:value-type="currency" office:currency="USD" office:value="0.1299" calcext:value-type="currency">
            <text:p>$0,13</text:p>
          </table:table-cell>
          <table:table-cell table:style-name="ce15" table:formula="of:=IF([.$C12]=&quot;Amazon US&quot;; USD; EUR)" office:value-type="float" office:value="0.93" calcext:value-type="float">
            <text:p>0,93</text:p>
          </table:table-cell>
          <table:table-cell/>
          <table:table-cell table:style-name="ce19" table:formula="of:=[.$G12]*IF(LEN([.H12]) =0;0;[.$B12]*[.$F12])" office:value-type="currency" office:currency="EUR" office:value="0" calcext:value-type="currency">
            <text:p>0,00 €</text:p>
          </table:table-cell>
          <table:table-cell table:style-name="ce19" table:formula="of:=[.G12]*IF(LEN([.H12]) =0;0;[.$D12])" office:value-type="currency" office:currency="EUR" office:value="0" calcext:value-type="currency">
            <text:p>0,00 €</text:p>
          </table:table-cell>
          <table:table-cell/>
          <table:table-cell table:style-name="ce19" table:formula="of:=[.G12]*IF(LEN([.K12]) =0;0;[.$B12]*[.$F12])" office:value-type="currency" office:currency="EUR" office:value="0" calcext:value-type="currency">
            <text:p>0,00 €</text:p>
          </table:table-cell>
          <table:table-cell table:style-name="ce19" table:formula="of:=[.G12]*IF(LEN([.K12]) =0;0;[.$D12])" office:value-type="currency" office:currency="EUR" office:value="0" calcext:value-type="currency">
            <text:p>0,00 €</text:p>
          </table:table-cell>
          <table:table-cell/>
          <table:table-cell table:style-name="ce19" table:formula="of:=[.G12]*IF(LEN([.N12]) =0;0;[.$B12]*[.$F12])" office:value-type="currency" office:currency="EUR" office:value="0" calcext:value-type="currency">
            <text:p>0,00 €</text:p>
          </table:table-cell>
          <table:table-cell table:style-name="ce19" table:formula="of:=[.G12]*IF(LEN([.N12]) =0;0;[.$D12])" office:value-type="currency" office:currency="EUR" office:value="0" calcext:value-type="currency">
            <text:p>0,00 €</text:p>
          </table:table-cell>
          <table:table-cell/>
          <table:table-cell table:style-name="ce45" table:formula="of:=SUM([.$P$3:.$P$47])" office:value-type="currency" office:currency="EUR" office:value="66.9328" calcext:value-type="currency">
            <text:p>66,93 €</text:p>
          </table:table-cell>
          <table:table-cell table:style-name="ce45" table:formula="of:=SUM([.$O$3:.$O$47])" office:value-type="currency" office:currency="EUR" office:value="8.76412535714286" calcext:value-type="currency">
            <text:p>8,76 €</text:p>
          </table:table-cell>
          <table:table-cell table:style-name="ce23" table:formula="of:=[.S12]/[.R12]" office:value-type="percentage" office:value="0.130939171185769" calcext:value-type="percentage">
            <text:p>13,09 %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it Alu Heats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aspberry-Heatsink-MazerPi-Aluminum-Thermal/dp/B0963BMGFY/ref=sr_1_19?crid=3DVN3TH8AIULK&amp;dib=eyJ2IjoiMSJ9.MR3B5AgFSXtfX8ukmtBaEVxX0zKBvVt6dsu-tnsSpdghxcrUpEUTB59M7SzainjTCYy34eH2-AkODBc5kMXAcvCZarwfh4LLtKGXqdSPuveIo2wihEuRfuhq82iLTVxYQWd1rWNqknk-2YcFVaab6wLQNPxpNQgsm84zyIVC-QSObuN7nyiEjI9F6C7IWXMv8fVKFmuoeKSXc2PvgnYDkDtusP3WYBGA4OOqojWfxds.hz88NAVWuW_-sdYESPetK0R9ITywfqmHyyJoPXORG4s&amp;dib_tag=se&amp;keywords=heatsink&amp;qid=1715635918&amp;sprefix=heatsink%2Caps%2C227&amp;sr=8-19" xlink:type="simple">Amazon US</text:a></text:p>
          </table:table-cell>
          <table:table-cell table:style-name="ce29" office:value-type="currency" office:currency="USD" office:value="11.99" calcext:value-type="currency">
            <text:p>$11,99</text:p>
          </table:table-cell>
          <table:table-cell office:value-type="float" office:value="100" calcext:value-type="float">
            <text:p>100</text:p>
          </table:table-cell>
          <table:table-cell table:style-name="ce29" table:formula="of:=[.D13]/[.E13]" office:value-type="currency" office:currency="USD" office:value="0.1199" calcext:value-type="currency">
            <text:p>$0,12</text:p>
          </table:table-cell>
          <table:table-cell table:style-name="ce15" table:formula="of:=IF([.$C13]=&quot;Amazon US&quot;; USD; EUR)" office:value-type="float" office:value="0.93" calcext:value-type="float">
            <text:p>0,93</text:p>
          </table:table-cell>
          <table:table-cell/>
          <table:table-cell table:style-name="ce19" table:formula="of:=[.$G13]*IF(LEN([.H13]) =0;0;[.$B13]*[.$F13])" office:value-type="currency" office:currency="EUR" office:value="0" calcext:value-type="currency">
            <text:p>0,00 €</text:p>
          </table:table-cell>
          <table:table-cell table:style-name="ce19" table:formula="of:=[.G13]*IF(LEN([.H13]) =0;0;[.$D13])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style-name="ce19" table:formula="of:=[.G13]*IF(LEN([.K13]) =0;0;[.$B13]*[.$F13])" office:value-type="currency" office:currency="EUR" office:value="0.111507" calcext:value-type="currency">
            <text:p>0,11 €</text:p>
          </table:table-cell>
          <table:table-cell table:style-name="ce19" table:formula="of:=[.G13]*IF(LEN([.K13]) =0;0;[.$D13])" office:value-type="currency" office:currency="EUR" office:value="11.1507" calcext:value-type="currency">
            <text:p>11,15 €</text:p>
          </table:table-cell>
          <table:table-cell/>
          <table:table-cell table:style-name="ce19" table:formula="of:=[.G13]*IF(LEN([.N13]) =0;0;[.$B13]*[.$F13])" office:value-type="currency" office:currency="EUR" office:value="0" calcext:value-type="currency">
            <text:p>0,00 €</text:p>
          </table:table-cell>
          <table:table-cell table:style-name="ce19" table:formula="of:=[.G13]*IF(LEN([.N13]) =0;0;[.$D13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Heatshrink tub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de/-/en/ASHINER-Heat-Shrink-Tube-Set/dp/B08XXGNJHG/ref=sr_1_9?crid=29UA5KM0ELQ5Q&amp;dib=eyJ2IjoiMSJ9.NPdOS1vdrf6oTkiGYa1pYxPuNzZK-7VS13X_4qK5NQ1aHw9atjb9-ehKEyUpzXUQM1xmPCKBEUhF2j1OCBmEM3OcVyVeAozg2N7GBe2xkTgWLQbJ4cmsAZAAEYvDzMwyaVDUDQtaSTsySmkWKSf3paEdAFwc9uz-zyf02u1f-vl9EzQGCvzoAzF2ZZpl_gHeXDa3xbuOl3WRJT8Kmi2kwey_LtHziy0MP0T7-HQEbbEkeWPMFHomYz3ncazqi2IeZK58kwBXd83HYAjLFcOVi7tWjihQ50JWVoo_mUk4wzs.4pe4vqQDr0VfCEx6o85nDROHttjEiOBWyC5Pz04CrUU&amp;dib_tag=se&amp;keywords=cable%2Bheat%2Bshrink&amp;qid=1715539656&amp;sprefix=heat%2Bcable%2Caps%2C87&amp;sr=8-9&amp;th=1" xlink:type="simple">Amazon DE</text:a></text:p>
          </table:table-cell>
          <table:table-cell table:style-name="ce9" office:value-type="currency" office:currency="EUR" office:value="10.49" calcext:value-type="currency">
            <text:p>10,49 €</text:p>
          </table:table-cell>
          <table:table-cell table:style-name="ce4" office:value-type="float" office:value="580" calcext:value-type="float">
            <text:p>580</text:p>
          </table:table-cell>
          <table:table-cell table:style-name="ce9" table:formula="of:=[.D14]/[.E14]" office:value-type="currency" office:currency="EUR" office:value="0.0180862068965517" calcext:value-type="currency">
            <text:p>0,02 €</text:p>
          </table:table-cell>
          <table:table-cell table:style-name="ce16" table:formula="of:=IF([.$C14]=&quot;Amazon US&quot;; USD; EUR)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20" table:formula="of:=[.$G14]*IF(LEN([.H14]) =0;0;[.$B14]*[.$F14])" office:value-type="currency" office:currency="EUR" office:value="0.10851724137931" calcext:value-type="currency">
            <text:p>0,11 €</text:p>
          </table:table-cell>
          <table:table-cell table:style-name="ce20" table:formula="of:=[.G14]*IF(LEN([.H14]) =0;0;[.$D14])" office:value-type="currency" office:currency="EUR" office:value="10.49" calcext:value-type="currency">
            <text:p>10,49 €</text:p>
          </table:table-cell>
          <table:table-cell table:style-name="ce16"/>
          <table:table-cell table:style-name="ce20" table:formula="of:=[.G14]*IF(LEN([.K14]) =0;0;[.$B14]*[.$F14])" office:value-type="currency" office:currency="EUR" office:value="0" calcext:value-type="currency">
            <text:p>0,00 €</text:p>
          </table:table-cell>
          <table:table-cell table:style-name="ce20" table:formula="of:=[.G14]*IF(LEN([.K14]) =0;0;[.$D14])" office:value-type="currency" office:currency="EUR" office:value="0" calcext:value-type="currency">
            <text:p>0,00 €</text:p>
          </table:table-cell>
          <table:table-cell table:style-name="ce16"/>
          <table:table-cell table:style-name="ce20" table:formula="of:=[.G14]*IF(LEN([.N14]) =0;0;[.$B14]*[.$F14])" office:value-type="currency" office:currency="EUR" office:value="0" calcext:value-type="currency">
            <text:p>0,00 €</text:p>
          </table:table-cell>
          <table:table-cell table:style-name="ce20" table:formula="of:=[.G14]*IF(LEN([.N14]) =0;0;[.$D14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style-name="ce24" office:value-type="string" calcext:value-type="string">
            <text:p>Heatshrink tubes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<text:a xlink:href="https://www.amazon.com/560PCS-Heat-Shrink-Tubing-Eventronic/dp/B072PCQ2LW/ref=sr_1_4?crid=2X1LO13BYG60G&amp;dib=eyJ2IjoiMSJ9.AdZU60KzQzrI0LZm8LIvJx6CaTvZK-X4RnktXziK3t4labJK5-d6L-_fBrMVcN0vbKG7SvXt6VXTWJMn8KrOVdF36H4LhALbLH3tu7AXKuO01uN7W1O36I7DXAf8EyCNK14LCfRmLw-GMYpM6oguk5A1auwyOa3rrEqI5Wjj7WfBEy_AKgkzBr2dVGsaWT0JqqMMQfQ77HF-BAVWJGBB2lfKxXkUWMUPhZSF25Xwa1Q.fk-kSGtHFYVbVyKaHX-DOCoUQLiDT-m9wwE2mmO3p7s&amp;dib_tag=se&amp;keywords=heat%2Bshrink%2Btube&amp;qid=1715636181&amp;sprefix=heatskrink%2Btube%2Caps%2C186&amp;sr=8-4&amp;th=1" xlink:type="simple">Amazon US</text:a></text:p>
          </table:table-cell>
          <table:table-cell table:style-name="ce29" office:value-type="currency" office:currency="USD" office:value="6.99" calcext:value-type="currency">
            <text:p>$6,99</text:p>
          </table:table-cell>
          <table:table-cell table:style-name="ce24" office:value-type="float" office:value="560" calcext:value-type="float">
            <text:p>560</text:p>
          </table:table-cell>
          <table:table-cell table:style-name="ce29" table:formula="of:=[.D15]/[.E15]" office:value-type="currency" office:currency="USD" office:value="0.0124821428571429" calcext:value-type="currency">
            <text:p>$0,01</text:p>
          </table:table-cell>
          <table:table-cell table:style-name="ce15" table:formula="of:=IF([.$C15]=&quot;Amazon US&quot;; USD; EUR)" office:value-type="float" office:value="0.93" calcext:value-type="float">
            <text:p>0,93</text:p>
          </table:table-cell>
          <table:table-cell table:style-name="ce24"/>
          <table:table-cell table:style-name="ce19" table:formula="of:=[.$G15]*IF(LEN([.H15]) =0;0;[.$B15]*[.$F15])" office:value-type="currency" office:currency="EUR" office:value="0" calcext:value-type="currency">
            <text:p>0,00 €</text:p>
          </table:table-cell>
          <table:table-cell table:style-name="ce19" table:formula="of:=[.G15]*IF(LEN([.H15]) =0;0;[.$D15])" office:value-type="currency" office:currency="EUR" office:value="0" calcext:value-type="currency">
            <text:p>0,00 €</text:p>
          </table:table-cell>
          <table:table-cell table:style-name="ce42" office:value-type="string" calcext:value-type="string">
            <text:p>X</text:p>
          </table:table-cell>
          <table:table-cell table:style-name="ce19" table:formula="of:=[.G15]*IF(LEN([.K15]) =0;0;[.$B15]*[.$F15])" office:value-type="currency" office:currency="EUR" office:value="0.0696503571428572" calcext:value-type="currency">
            <text:p>0,07 €</text:p>
          </table:table-cell>
          <table:table-cell table:style-name="ce19" table:formula="of:=[.G15]*IF(LEN([.K15]) =0;0;[.$D15])" office:value-type="currency" office:currency="EUR" office:value="6.5007" calcext:value-type="currency">
            <text:p>6,50 €</text:p>
          </table:table-cell>
          <table:table-cell table:style-name="ce42" office:value-type="string" calcext:value-type="string">
            <text:p>X</text:p>
          </table:table-cell>
          <table:table-cell table:style-name="ce19" table:formula="of:=[.G15]*IF(LEN([.N15]) =0;0;[.$B15]*[.$F15])" office:value-type="currency" office:currency="EUR" office:value="0.0696503571428572" calcext:value-type="currency">
            <text:p>0,07 €</text:p>
          </table:table-cell>
          <table:table-cell table:style-name="ce19" table:formula="of:=[.G15]*IF(LEN([.N15]) =0;0;[.$D15])" office:value-type="currency" office:currency="EUR" office:value="6.5007" calcext:value-type="currency">
            <text:p>6,50 €</text:p>
          </table:table-cell>
          <table:table-cell/>
          <table:table-cell office:value-type="string" calcext:value-type="string">
            <text:p>EUR co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/EUR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ESP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ORHEA-Development-Bluetooth-ESP-WROOM-32-ESP32-DevKitC-32/dp/B0B18NK2MS/ref=sr_1_8?crid=813NWPTNMLNY&amp;dib=eyJ2IjoiMSJ9.qMJJKscaTbDZH8KOrPXaSgmnzEO_Y40aMs4ASOlltwxSO9xVdA8qd1TcgSyaWJoyH3RiesTLb2iefKYvBVaxgnRtLej49p5tjV5O8zauKOi5kkDN1tSyNzdUyqK9ujHNEPZKTrPIiZBesXJQfbsoj2EmzmK5Bn7knzfZCp8aGcKSq10T0oa5z1nLUX_4e1A-m_YhIF4-bfbZ2ttGCbL7i8KxDzx__Pwl_E6AuG83HUo.JKXH9PQ_CuOpNLbI5JylSKuQ7vIVcJMtIy4m11A0Ixk&amp;dib_tag=se&amp;keywords=esp32&amp;qid=1715384735&amp;sprefix=esp3%2Caps%2C170&amp;sr=8-8&amp;th=1" xlink:type="simple">Amazon US</text:a></text:p>
          </table:table-cell>
          <table:table-cell table:style-name="ce31" office:value-type="currency" office:currency="USD" office:value="26.99" calcext:value-type="currency">
            <text:p>$26,99</text:p>
          </table:table-cell>
          <table:table-cell table:style-name="ce4" office:value-type="float" office:value="5" calcext:value-type="float">
            <text:p>5</text:p>
          </table:table-cell>
          <table:table-cell table:style-name="ce31" table:formula="of:=[.D16]/[.E16]" office:value-type="currency" office:currency="USD" office:value="5.398" calcext:value-type="currency">
            <text:p>$5,40</text:p>
          </table:table-cell>
          <table:table-cell table:style-name="ce16" table:formula="of:=IF([.$C16]=&quot;Amazon US&quot;; USD; EUR)" office:value-type="float" office:value="0.93" calcext:value-type="float">
            <text:p>0,93</text:p>
          </table:table-cell>
          <table:table-cell table:style-name="ce16"/>
          <table:table-cell table:style-name="ce20" table:formula="of:=[.$G16]*IF(LEN([.H16]) =0;0;[.$B16]*[.$F16])" office:value-type="currency" office:currency="EUR" office:value="0" calcext:value-type="currency">
            <text:p>0,00 €</text:p>
          </table:table-cell>
          <table:table-cell table:style-name="ce20" table:formula="of:=[.G16]*IF(LEN([.H16]) =0;0;[.$D16])" office:value-type="currency" office:currency="EUR" office:value="0" calcext:value-type="currency">
            <text:p>0,00 €</text:p>
          </table:table-cell>
          <table:table-cell table:style-name="ce16" office:value-type="string" calcext:value-type="string">
            <text:p>X</text:p>
          </table:table-cell>
          <table:table-cell table:style-name="ce20" table:formula="of:=[.G16]*IF(LEN([.K16]) =0;0;[.$B16]*[.$F16])" office:value-type="currency" office:currency="EUR" office:value="5.02014" calcext:value-type="currency">
            <text:p>5,02 €</text:p>
          </table:table-cell>
          <table:table-cell table:style-name="ce20" table:formula="of:=[.G16]*IF(LEN([.K16]) =0;0;[.$D16])" office:value-type="currency" office:currency="EUR" office:value="25.1007" calcext:value-type="currency">
            <text:p>25,10 €</text:p>
          </table:table-cell>
          <table:table-cell table:style-name="ce16" office:value-type="string" calcext:value-type="string">
            <text:p>X</text:p>
          </table:table-cell>
          <table:table-cell table:style-name="ce20" table:formula="of:=[.G16]*IF(LEN([.N16]) =0;0;[.$B16]*[.$F16])" office:value-type="currency" office:currency="EUR" office:value="5.02014" calcext:value-type="currency">
            <text:p>5,02 €</text:p>
          </table:table-cell>
          <table:table-cell table:style-name="ce20" table:formula="of:=[.G16]*IF(LEN([.N16]) =0;0;[.$D16])" office:value-type="currency" office:currency="EUR" office:value="25.1007" calcext:value-type="currency">
            <text:p>25,10 €</text:p>
          </table:table-cell>
          <table:table-cell/>
          <table:table-cell office:value-type="string" calcext:value-type="string">
            <text:p>USD coef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EUR/US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de/-/en/pieces-ESP32-development-NodeMCU-modules/dp/B0CF9HF3PG/ref=sr_1_4?crid=3TGC7LZ872XJV&amp;dib=eyJ2IjoiMSJ9.ZxuRXiQudj-LXN0EXk8CWgnlHXseK5LjuHYomjBZU7UhIozVh-Zhy2BCTWk-aIQTx8XCXzKIJj3g91LoVxTPV8jCFcP52BmWHUaPLO8NiptFZt6p1YL-ezepSwXCGuTMMUpn0HM2bJA-zS7_5CH41VtJB8o1w6HGbq390DL73CTstsXNCfDJeKc35u4FXQpVn7BZ6Ef-XxRdGp-HTniTrUGAb5HKGYavXQ66BXC1iBc.9Q1wMFoxbfFbdBPmVUbgsAfNla4BquNKlkCfRDEdVL0&amp;dib_tag=se&amp;keywords=esp32&amp;qid=1715638836&amp;sprefix=esp32%2Caps%2C88&amp;sr=8-4&amp;th=1" xlink:type="simple">Amazon DE</text:a></text:p>
          </table:table-cell>
          <table:table-cell table:style-name="ce8" office:value-type="currency" office:currency="EUR" office:value="16.99" calcext:value-type="currency">
            <text:p>16,99 €</text:p>
          </table:table-cell>
          <table:table-cell office:value-type="float" office:value="3" calcext:value-type="float">
            <text:p>3</text:p>
          </table:table-cell>
          <table:table-cell table:style-name="ce8" table:formula="of:=[.D17]/[.E17]" office:value-type="currency" office:currency="EUR" office:value="5.66333333333333" calcext:value-type="currency">
            <text:p>5,66 €</text:p>
          </table:table-cell>
          <table:table-cell table:style-name="ce15" table:formula="of:=IF([.$C17]=&quot;Amazon US&quot;; USD; EUR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9" table:formula="of:=[.$G17]*IF(LEN([.H17]) =0;0;[.$B17]*[.$F17])" office:value-type="currency" office:currency="EUR" office:value="5.66333333333333" calcext:value-type="currency">
            <text:p>5,66 €</text:p>
          </table:table-cell>
          <table:table-cell table:style-name="ce19" table:formula="of:=[.G17]*IF(LEN([.H17]) =0;0;[.$D17])" office:value-type="currency" office:currency="EUR" office:value="16.99" calcext:value-type="currency">
            <text:p>16,99 €</text:p>
          </table:table-cell>
          <table:table-cell/>
          <table:table-cell table:style-name="ce19" table:formula="of:=[.G17]*IF(LEN([.K17]) =0;0;[.$B17]*[.$F17])" office:value-type="currency" office:currency="EUR" office:value="0" calcext:value-type="currency">
            <text:p>0,00 €</text:p>
          </table:table-cell>
          <table:table-cell table:style-name="ce19" table:formula="of:=[.G17]*IF(LEN([.K17]) =0;0;[.$D17])" office:value-type="currency" office:currency="EUR" office:value="0" calcext:value-type="currency">
            <text:p>0,00 €</text:p>
          </table:table-cell>
          <table:table-cell/>
          <table:table-cell table:style-name="ce19" table:formula="of:=[.G17]*IF(LEN([.N17]) =0;0;[.$B17]*[.$F17])" office:value-type="currency" office:currency="EUR" office:value="0" calcext:value-type="currency">
            <text:p>0,00 €</text:p>
          </table:table-cell>
          <table:table-cell table:style-name="ce19" table:formula="of:=[.G17]*IF(LEN([.N17]) =0;0;[.$D17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18]/[.E18]" office:value-type="currency" office:currency="EUR" office:value="0" calcext:value-type="currency">
            <text:p>0,00 €</text:p>
          </table:table-cell>
          <table:table-cell table:style-name="ce15" table:formula="of:=IF([.$C18]=&quot;Amazon US&quot;; USD; EUR)" office:value-type="float" office:value="1" calcext:value-type="float">
            <text:p>1</text:p>
          </table:table-cell>
          <table:table-cell/>
          <table:table-cell table:style-name="ce19" table:formula="of:=[.$G18]*IF(LEN([.H18]) =0;0;[.$B18]*[.$F18])" office:value-type="currency" office:currency="EUR" office:value="0" calcext:value-type="currency">
            <text:p>0,00 €</text:p>
          </table:table-cell>
          <table:table-cell table:style-name="ce19" table:formula="of:=[.G18]*IF(LEN([.H18]) =0;0;[.$D18])" office:value-type="currency" office:currency="EUR" office:value="0" calcext:value-type="currency">
            <text:p>0,00 €</text:p>
          </table:table-cell>
          <table:table-cell/>
          <table:table-cell table:style-name="ce19" table:formula="of:=[.G18]*IF(LEN([.K18]) =0;0;[.$B18]*[.$F18])" office:value-type="currency" office:currency="EUR" office:value="0" calcext:value-type="currency">
            <text:p>0,00 €</text:p>
          </table:table-cell>
          <table:table-cell table:style-name="ce19" table:formula="of:=[.G18]*IF(LEN([.K18]) =0;0;[.$D18])" office:value-type="currency" office:currency="EUR" office:value="0" calcext:value-type="currency">
            <text:p>0,00 €</text:p>
          </table:table-cell>
          <table:table-cell/>
          <table:table-cell table:style-name="ce19" table:formula="of:=[.G18]*IF(LEN([.N18]) =0;0;[.$B18]*[.$F18])" office:value-type="currency" office:currency="EUR" office:value="0" calcext:value-type="currency">
            <text:p>0,00 €</text:p>
          </table:table-cell>
          <table:table-cell table:style-name="ce19" table:formula="of:=[.G18]*IF(LEN([.N18]) =0;0;[.$D18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lf-Taping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mazon.com/HanTof-Phillips-Computer-Self-Tapping-Electronic/dp/B07ZH9GJWP/ref=sr_1_10?crid=1N97IXK39G4ZY&amp;dib=eyJ2IjoiMSJ9._pGCmd6GVYDe_5g5SCkEoy0gkiXh9uZiUCOkWC6v3KyJJxivUjsnwmon5ImwUpLrJ3WkLnV3W1wy6AbLY54ITOtVA3W1-TORLwX0OJZzToIdAZV6XJnALfsL4l_SVYJ_pzcgyoOZV64tJO7TxFKUBOLKpOYrkjxn9m8dKG0KmM1NKo5eeRjQ6u_hT3ZeCkkkenp9Nd5R7vOcF6anBMApLFbUrdL3rxOQWAI6k2-CmNu3-RL2AbK9Bfa9OufRjSDSgB2f3uoJqtwC_rJ3vyHn1_MVVvyi8CGva-MS87ddvSY.OndCMqDnfIToKmTQGskDHl11Js9aalCaf92uolUvxJQ&amp;dib_tag=se&amp;keywords=pt+screws&amp;qid=1715636629&amp;refinements=p_72%3A1248921011%2Cp_36%3A-2400&amp;rnid=2661611011&amp;s=industrial&amp;sprefix=PT+screws%2Caps%2C226&amp;sr=1-10" xlink:type="simple">Amazon US</text:a></text:p>
          </table:table-cell>
          <table:table-cell table:style-name="ce29" office:value-type="currency" office:currency="USD" office:value="9.29" calcext:value-type="currency">
            <text:p>$9,29</text:p>
          </table:table-cell>
          <table:table-cell office:value-type="float" office:value="750" calcext:value-type="float">
            <text:p>750</text:p>
          </table:table-cell>
          <table:table-cell table:style-name="ce29" table:formula="of:=[.D19]/[.E19]" office:value-type="currency" office:currency="USD" office:value="0.0123866666666667" calcext:value-type="currency">
            <text:p>$0,01</text:p>
          </table:table-cell>
          <table:table-cell table:style-name="ce15" table:formula="of:=IF([.$C19]=&quot;Amazon US&quot;; USD; EUR)" office:value-type="float" office:value="0.93" calcext:value-type="float">
            <text:p>0,93</text:p>
          </table:table-cell>
          <table:table-cell/>
          <table:table-cell table:style-name="ce19" table:formula="of:=[.$G19]*IF(LEN([.H19]) =0;0;[.$B19]*[.$F19])" office:value-type="currency" office:currency="EUR" office:value="0" calcext:value-type="currency">
            <text:p>0,00 €</text:p>
          </table:table-cell>
          <table:table-cell table:style-name="ce19" table:formula="of:=[.G19]*IF(LEN([.H19]) =0;0;[.$D19])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style-name="ce19" table:formula="of:=[.G19]*IF(LEN([.K19]) =0;0;[.$B19]*[.$F19])" office:value-type="currency" office:currency="EUR" office:value="0.0460784" calcext:value-type="currency">
            <text:p>0,05 €</text:p>
          </table:table-cell>
          <table:table-cell table:style-name="ce19" table:formula="of:=[.G19]*IF(LEN([.K19]) =0;0;[.$D19])" office:value-type="currency" office:currency="EUR" office:value="8.6397" calcext:value-type="currency">
            <text:p>8,64 €</text:p>
          </table:table-cell>
          <table:table-cell/>
          <table:table-cell table:style-name="ce19" table:formula="of:=[.G19]*IF(LEN([.N19]) =0;0;[.$B19]*[.$F19])" office:value-type="currency" office:currency="EUR" office:value="0" calcext:value-type="currency">
            <text:p>0,00 €</text:p>
          </table:table-cell>
          <table:table-cell table:style-name="ce19" table:formula="of:=[.G19]*IF(LEN([.N19]) =0;0;[.$D19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lf-Taping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mazon.de/-/en/VooGenzek-Self-Tapping-Tapping-Phillips-Plastic/dp/B09NDPGJG1/ref=sr_1_13?crid=9MKMNV1L7NVD&amp;dib=eyJ2IjoiMSJ9.KTv5-xbE58ZlAm8xIO3YCVfdiRXEJxFKawT4LyKAXY0zC6wxumm034oHvp8yCdYWuvwb2vaeITGKRDid1TvI6ByzjaQdJclpz0JEPM4SL3MTBm9RiVEjDAXy0fWmIX9rBDtlxL6u8tJktEtyhvZbV6XWeYzjIYe8_vtME7N8NftwPUHJ1U7uElmfuq3ChI2wfUfg3cd7CFyu-u1KBzdjr6XQbAYwz4k24EGm2tcYeRPPYLtAY2OvvrvM86pkK__ptxzZyyHqwZR4z3sF3AUvzifU7iwXS-BV75zLsQVM3Qk.pjbCgeWhUGRqdF5nhbbV93E-k4mnrPyk-7Dcy_xqBdQ&amp;dib_tag=se&amp;keywords=PT+screws&amp;qid=1715636900&amp;refinements=p_72%3A419117031&amp;rnid=419116031&amp;sprefix=pt+screws%2Caps%2C81&amp;sr=8-13" xlink:type="simple">Amazon DE</text:a></text:p>
          </table:table-cell>
          <table:table-cell table:style-name="ce8" office:value-type="currency" office:currency="EUR" office:value="7.98" calcext:value-type="currency">
            <text:p>7,98 €</text:p>
          </table:table-cell>
          <table:table-cell office:value-type="float" office:value="500" calcext:value-type="float">
            <text:p>500</text:p>
          </table:table-cell>
          <table:table-cell table:style-name="ce8" table:formula="of:=[.D20]/[.E20]" office:value-type="currency" office:currency="EUR" office:value="0.01596" calcext:value-type="currency">
            <text:p>0,02 €</text:p>
          </table:table-cell>
          <table:table-cell table:style-name="ce15" table:formula="of:=IF([.$C20]=&quot;Amazon US&quot;; USD; EUR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9" table:formula="of:=[.$G20]*IF(LEN([.H20]) =0;0;[.$B20]*[.$F20])" office:value-type="currency" office:currency="EUR" office:value="0.06384" calcext:value-type="currency">
            <text:p>0,06 €</text:p>
          </table:table-cell>
          <table:table-cell table:style-name="ce19" table:formula="of:=[.G20]*IF(LEN([.H20]) =0;0;[.$D20])" office:value-type="currency" office:currency="EUR" office:value="7.98" calcext:value-type="currency">
            <text:p>7,98 €</text:p>
          </table:table-cell>
          <table:table-cell/>
          <table:table-cell table:style-name="ce19" table:formula="of:=[.G20]*IF(LEN([.K20]) =0;0;[.$B20]*[.$F20])" office:value-type="currency" office:currency="EUR" office:value="0" calcext:value-type="currency">
            <text:p>0,00 €</text:p>
          </table:table-cell>
          <table:table-cell table:style-name="ce19" table:formula="of:=[.G20]*IF(LEN([.K20]) =0;0;[.$D20])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style-name="ce19" table:formula="of:=[.G20]*IF(LEN([.N20]) =0;0;[.$B20]*[.$F20])" office:value-type="currency" office:currency="EUR" office:value="0.06384" calcext:value-type="currency">
            <text:p>0,06 €</text:p>
          </table:table-cell>
          <table:table-cell table:style-name="ce19" table:formula="of:=[.G20]*IF(LEN([.N20]) =0;0;[.$D20])" office:value-type="currency" office:currency="EUR" office:value="7.98" calcext:value-type="currency">
            <text:p>7,98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1]/[.E21]" office:value-type="currency" office:currency="EUR" office:value="0" calcext:value-type="currency">
            <text:p>0,00 €</text:p>
          </table:table-cell>
          <table:table-cell table:style-name="ce15" table:formula="of:=IF([.$C21]=&quot;Amazon US&quot;; USD; EUR)" office:value-type="float" office:value="1" calcext:value-type="float">
            <text:p>1</text:p>
          </table:table-cell>
          <table:table-cell/>
          <table:table-cell table:style-name="ce19" table:formula="of:=[.$G21]*IF(LEN([.H21]) =0;0;[.$B21]*[.$F21])" office:value-type="currency" office:currency="EUR" office:value="0" calcext:value-type="currency">
            <text:p>0,00 €</text:p>
          </table:table-cell>
          <table:table-cell table:style-name="ce19" table:formula="of:=[.G21]*IF(LEN([.H21]) =0;0;[.$D21])" office:value-type="currency" office:currency="EUR" office:value="0" calcext:value-type="currency">
            <text:p>0,00 €</text:p>
          </table:table-cell>
          <table:table-cell/>
          <table:table-cell table:style-name="ce19" table:formula="of:=[.G21]*IF(LEN([.K21]) =0;0;[.$B21]*[.$F21])" office:value-type="currency" office:currency="EUR" office:value="0" calcext:value-type="currency">
            <text:p>0,00 €</text:p>
          </table:table-cell>
          <table:table-cell table:style-name="ce19" table:formula="of:=[.G21]*IF(LEN([.K21]) =0;0;[.$D21])" office:value-type="currency" office:currency="EUR" office:value="0" calcext:value-type="currency">
            <text:p>0,00 €</text:p>
          </table:table-cell>
          <table:table-cell/>
          <table:table-cell table:style-name="ce19" table:formula="of:=[.G21]*IF(LEN([.N21]) =0;0;[.$B21]*[.$F21])" office:value-type="currency" office:currency="EUR" office:value="0" calcext:value-type="currency">
            <text:p>0,00 €</text:p>
          </table:table-cell>
          <table:table-cell table:style-name="ce19" table:formula="of:=[.G21]*IF(LEN([.N21]) =0;0;[.$D21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2]/[.E22]" office:value-type="currency" office:currency="EUR" office:value="0" calcext:value-type="currency">
            <text:p>0,00 €</text:p>
          </table:table-cell>
          <table:table-cell table:style-name="ce15" table:formula="of:=IF([.$C22]=&quot;Amazon US&quot;; USD; EUR)" office:value-type="float" office:value="1" calcext:value-type="float">
            <text:p>1</text:p>
          </table:table-cell>
          <table:table-cell/>
          <table:table-cell table:style-name="ce19" table:formula="of:=[.$G22]*IF(LEN([.H22]) =0;0;[.$B22]*[.$F22])" office:value-type="currency" office:currency="EUR" office:value="0" calcext:value-type="currency">
            <text:p>0,00 €</text:p>
          </table:table-cell>
          <table:table-cell table:style-name="ce19" table:formula="of:=[.G22]*IF(LEN([.H22]) =0;0;[.$D22])" office:value-type="currency" office:currency="EUR" office:value="0" calcext:value-type="currency">
            <text:p>0,00 €</text:p>
          </table:table-cell>
          <table:table-cell/>
          <table:table-cell table:style-name="ce19" table:formula="of:=[.G22]*IF(LEN([.K22]) =0;0;[.$B22]*[.$F22])" office:value-type="currency" office:currency="EUR" office:value="0" calcext:value-type="currency">
            <text:p>0,00 €</text:p>
          </table:table-cell>
          <table:table-cell table:style-name="ce19" table:formula="of:=[.G22]*IF(LEN([.K22]) =0;0;[.$D22])" office:value-type="currency" office:currency="EUR" office:value="0" calcext:value-type="currency">
            <text:p>0,00 €</text:p>
          </table:table-cell>
          <table:table-cell/>
          <table:table-cell table:style-name="ce19" table:formula="of:=[.G22]*IF(LEN([.N22]) =0;0;[.$B22]*[.$F22])" office:value-type="currency" office:currency="EUR" office:value="0" calcext:value-type="currency">
            <text:p>0,00 €</text:p>
          </table:table-cell>
          <table:table-cell table:style-name="ce19" table:formula="of:=[.G22]*IF(LEN([.N22]) =0;0;[.$D22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3]/[.E23]" office:value-type="currency" office:currency="EUR" office:value="0" calcext:value-type="currency">
            <text:p>0,00 €</text:p>
          </table:table-cell>
          <table:table-cell table:style-name="ce15" table:formula="of:=IF([.$C23]=&quot;Amazon US&quot;; USD; EUR)" office:value-type="float" office:value="1" calcext:value-type="float">
            <text:p>1</text:p>
          </table:table-cell>
          <table:table-cell/>
          <table:table-cell table:style-name="ce19" table:formula="of:=[.$G23]*IF(LEN([.H23]) =0;0;[.$B23]*[.$F23])" office:value-type="currency" office:currency="EUR" office:value="0" calcext:value-type="currency">
            <text:p>0,00 €</text:p>
          </table:table-cell>
          <table:table-cell table:style-name="ce19" table:formula="of:=[.G23]*IF(LEN([.H23]) =0;0;[.$D23])" office:value-type="currency" office:currency="EUR" office:value="0" calcext:value-type="currency">
            <text:p>0,00 €</text:p>
          </table:table-cell>
          <table:table-cell/>
          <table:table-cell table:style-name="ce19" table:formula="of:=[.G23]*IF(LEN([.K23]) =0;0;[.$B23]*[.$F23])" office:value-type="currency" office:currency="EUR" office:value="0" calcext:value-type="currency">
            <text:p>0,00 €</text:p>
          </table:table-cell>
          <table:table-cell table:style-name="ce19" table:formula="of:=[.G23]*IF(LEN([.K23]) =0;0;[.$D23])" office:value-type="currency" office:currency="EUR" office:value="0" calcext:value-type="currency">
            <text:p>0,00 €</text:p>
          </table:table-cell>
          <table:table-cell/>
          <table:table-cell table:style-name="ce19" table:formula="of:=[.G23]*IF(LEN([.N23]) =0;0;[.$B23]*[.$F23])" office:value-type="currency" office:currency="EUR" office:value="0" calcext:value-type="currency">
            <text:p>0,00 €</text:p>
          </table:table-cell>
          <table:table-cell table:style-name="ce19" table:formula="of:=[.G23]*IF(LEN([.N23]) =0;0;[.$D23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4]/[.E24]" office:value-type="currency" office:currency="EUR" office:value="0" calcext:value-type="currency">
            <text:p>0,00 €</text:p>
          </table:table-cell>
          <table:table-cell table:style-name="ce15" table:formula="of:=IF([.$C24]=&quot;Amazon US&quot;; USD; EUR)" office:value-type="float" office:value="1" calcext:value-type="float">
            <text:p>1</text:p>
          </table:table-cell>
          <table:table-cell/>
          <table:table-cell table:style-name="ce19" table:formula="of:=[.$G24]*IF(LEN([.H24]) =0;0;[.$B24]*[.$F24])" office:value-type="currency" office:currency="EUR" office:value="0" calcext:value-type="currency">
            <text:p>0,00 €</text:p>
          </table:table-cell>
          <table:table-cell table:style-name="ce19" table:formula="of:=[.G24]*IF(LEN([.H24]) =0;0;[.$D24])" office:value-type="currency" office:currency="EUR" office:value="0" calcext:value-type="currency">
            <text:p>0,00 €</text:p>
          </table:table-cell>
          <table:table-cell/>
          <table:table-cell table:style-name="ce19" table:formula="of:=[.G24]*IF(LEN([.K24]) =0;0;[.$B24]*[.$F24])" office:value-type="currency" office:currency="EUR" office:value="0" calcext:value-type="currency">
            <text:p>0,00 €</text:p>
          </table:table-cell>
          <table:table-cell table:style-name="ce19" table:formula="of:=[.G24]*IF(LEN([.K24]) =0;0;[.$D24])" office:value-type="currency" office:currency="EUR" office:value="0" calcext:value-type="currency">
            <text:p>0,00 €</text:p>
          </table:table-cell>
          <table:table-cell/>
          <table:table-cell table:style-name="ce19" table:formula="of:=[.G24]*IF(LEN([.N24]) =0;0;[.$B24]*[.$F24])" office:value-type="currency" office:currency="EUR" office:value="0" calcext:value-type="currency">
            <text:p>0,00 €</text:p>
          </table:table-cell>
          <table:table-cell table:style-name="ce19" table:formula="of:=[.G24]*IF(LEN([.N24]) =0;0;[.$D24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5]/[.E25]" office:value-type="currency" office:currency="EUR" office:value="0" calcext:value-type="currency">
            <text:p>0,00 €</text:p>
          </table:table-cell>
          <table:table-cell table:style-name="ce15" table:formula="of:=IF([.$C25]=&quot;Amazon US&quot;; USD; EUR)" office:value-type="float" office:value="1" calcext:value-type="float">
            <text:p>1</text:p>
          </table:table-cell>
          <table:table-cell/>
          <table:table-cell table:style-name="ce19" table:formula="of:=[.$G25]*IF(LEN([.H25]) =0;0;[.$B25]*[.$F25])" office:value-type="currency" office:currency="EUR" office:value="0" calcext:value-type="currency">
            <text:p>0,00 €</text:p>
          </table:table-cell>
          <table:table-cell table:style-name="ce19" table:formula="of:=[.G25]*IF(LEN([.H25]) =0;0;[.$D25])" office:value-type="currency" office:currency="EUR" office:value="0" calcext:value-type="currency">
            <text:p>0,00 €</text:p>
          </table:table-cell>
          <table:table-cell/>
          <table:table-cell table:style-name="ce19" table:formula="of:=[.G25]*IF(LEN([.K25]) =0;0;[.$B25]*[.$F25])" office:value-type="currency" office:currency="EUR" office:value="0" calcext:value-type="currency">
            <text:p>0,00 €</text:p>
          </table:table-cell>
          <table:table-cell table:style-name="ce19" table:formula="of:=[.G25]*IF(LEN([.K25]) =0;0;[.$D25])" office:value-type="currency" office:currency="EUR" office:value="0" calcext:value-type="currency">
            <text:p>0,00 €</text:p>
          </table:table-cell>
          <table:table-cell/>
          <table:table-cell table:style-name="ce19" table:formula="of:=[.G25]*IF(LEN([.N25]) =0;0;[.$B25]*[.$F25])" office:value-type="currency" office:currency="EUR" office:value="0" calcext:value-type="currency">
            <text:p>0,00 €</text:p>
          </table:table-cell>
          <table:table-cell table:style-name="ce19" table:formula="of:=[.G25]*IF(LEN([.N25]) =0;0;[.$D25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6]/[.E26]" office:value-type="currency" office:currency="EUR" office:value="0" calcext:value-type="currency">
            <text:p>0,00 €</text:p>
          </table:table-cell>
          <table:table-cell table:style-name="ce15" table:formula="of:=IF([.$C26]=&quot;Amazon US&quot;; USD; EUR)" office:value-type="float" office:value="1" calcext:value-type="float">
            <text:p>1</text:p>
          </table:table-cell>
          <table:table-cell/>
          <table:table-cell table:style-name="ce19" table:formula="of:=[.$G26]*IF(LEN([.H26]) =0;0;[.$B26]*[.$F26])" office:value-type="currency" office:currency="EUR" office:value="0" calcext:value-type="currency">
            <text:p>0,00 €</text:p>
          </table:table-cell>
          <table:table-cell table:style-name="ce19" table:formula="of:=[.G26]*IF(LEN([.H26]) =0;0;[.$D26])" office:value-type="currency" office:currency="EUR" office:value="0" calcext:value-type="currency">
            <text:p>0,00 €</text:p>
          </table:table-cell>
          <table:table-cell/>
          <table:table-cell table:style-name="ce19" table:formula="of:=[.G26]*IF(LEN([.K26]) =0;0;[.$B26]*[.$F26])" office:value-type="currency" office:currency="EUR" office:value="0" calcext:value-type="currency">
            <text:p>0,00 €</text:p>
          </table:table-cell>
          <table:table-cell table:style-name="ce19" table:formula="of:=[.G26]*IF(LEN([.K26]) =0;0;[.$D26])" office:value-type="currency" office:currency="EUR" office:value="0" calcext:value-type="currency">
            <text:p>0,00 €</text:p>
          </table:table-cell>
          <table:table-cell/>
          <table:table-cell table:style-name="ce19" table:formula="of:=[.G26]*IF(LEN([.N26]) =0;0;[.$B26]*[.$F26])" office:value-type="currency" office:currency="EUR" office:value="0" calcext:value-type="currency">
            <text:p>0,00 €</text:p>
          </table:table-cell>
          <table:table-cell table:style-name="ce19" table:formula="of:=[.G26]*IF(LEN([.N26]) =0;0;[.$D26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7]/[.E27]" office:value-type="currency" office:currency="EUR" office:value="0" calcext:value-type="currency">
            <text:p>0,00 €</text:p>
          </table:table-cell>
          <table:table-cell table:style-name="ce15" table:formula="of:=IF([.$C27]=&quot;Amazon US&quot;; USD; EUR)" office:value-type="float" office:value="1" calcext:value-type="float">
            <text:p>1</text:p>
          </table:table-cell>
          <table:table-cell/>
          <table:table-cell table:style-name="ce19" table:formula="of:=[.$G27]*IF(LEN([.H27]) =0;0;[.$B27]*[.$F27])" office:value-type="currency" office:currency="EUR" office:value="0" calcext:value-type="currency">
            <text:p>0,00 €</text:p>
          </table:table-cell>
          <table:table-cell table:style-name="ce19" table:formula="of:=[.G27]*IF(LEN([.H27]) =0;0;[.$D27])" office:value-type="currency" office:currency="EUR" office:value="0" calcext:value-type="currency">
            <text:p>0,00 €</text:p>
          </table:table-cell>
          <table:table-cell/>
          <table:table-cell table:style-name="ce19" table:formula="of:=[.G27]*IF(LEN([.K27]) =0;0;[.$B27]*[.$F27])" office:value-type="currency" office:currency="EUR" office:value="0" calcext:value-type="currency">
            <text:p>0,00 €</text:p>
          </table:table-cell>
          <table:table-cell table:style-name="ce19" table:formula="of:=[.G27]*IF(LEN([.K27]) =0;0;[.$D27])" office:value-type="currency" office:currency="EUR" office:value="0" calcext:value-type="currency">
            <text:p>0,00 €</text:p>
          </table:table-cell>
          <table:table-cell/>
          <table:table-cell table:style-name="ce19" table:formula="of:=[.G27]*IF(LEN([.N27]) =0;0;[.$B27]*[.$F27])" office:value-type="currency" office:currency="EUR" office:value="0" calcext:value-type="currency">
            <text:p>0,00 €</text:p>
          </table:table-cell>
          <table:table-cell table:style-name="ce19" table:formula="of:=[.G27]*IF(LEN([.N27]) =0;0;[.$D27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8]/[.E28]" office:value-type="currency" office:currency="EUR" office:value="0" calcext:value-type="currency">
            <text:p>0,00 €</text:p>
          </table:table-cell>
          <table:table-cell table:style-name="ce15" table:formula="of:=IF([.$C28]=&quot;Amazon US&quot;; USD; EUR)" office:value-type="float" office:value="1" calcext:value-type="float">
            <text:p>1</text:p>
          </table:table-cell>
          <table:table-cell/>
          <table:table-cell table:style-name="ce19" table:formula="of:=[.$G28]*IF(LEN([.H28]) =0;0;[.$B28]*[.$F28])" office:value-type="currency" office:currency="EUR" office:value="0" calcext:value-type="currency">
            <text:p>0,00 €</text:p>
          </table:table-cell>
          <table:table-cell table:style-name="ce19" table:formula="of:=[.G28]*IF(LEN([.H28]) =0;0;[.$D28])" office:value-type="currency" office:currency="EUR" office:value="0" calcext:value-type="currency">
            <text:p>0,00 €</text:p>
          </table:table-cell>
          <table:table-cell/>
          <table:table-cell table:style-name="ce19" table:formula="of:=[.G28]*IF(LEN([.K28]) =0;0;[.$B28]*[.$F28])" office:value-type="currency" office:currency="EUR" office:value="0" calcext:value-type="currency">
            <text:p>0,00 €</text:p>
          </table:table-cell>
          <table:table-cell table:style-name="ce19" table:formula="of:=[.G28]*IF(LEN([.K28]) =0;0;[.$D28])" office:value-type="currency" office:currency="EUR" office:value="0" calcext:value-type="currency">
            <text:p>0,00 €</text:p>
          </table:table-cell>
          <table:table-cell/>
          <table:table-cell table:style-name="ce19" table:formula="of:=[.G28]*IF(LEN([.N28]) =0;0;[.$B28]*[.$F28])" office:value-type="currency" office:currency="EUR" office:value="0" calcext:value-type="currency">
            <text:p>0,00 €</text:p>
          </table:table-cell>
          <table:table-cell table:style-name="ce19" table:formula="of:=[.G28]*IF(LEN([.N28]) =0;0;[.$D28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29]/[.E29]" office:value-type="currency" office:currency="EUR" office:value="0" calcext:value-type="currency">
            <text:p>0,00 €</text:p>
          </table:table-cell>
          <table:table-cell table:style-name="ce15" table:formula="of:=IF([.$C29]=&quot;Amazon US&quot;; USD; EUR)" office:value-type="float" office:value="1" calcext:value-type="float">
            <text:p>1</text:p>
          </table:table-cell>
          <table:table-cell/>
          <table:table-cell table:style-name="ce19" table:formula="of:=[.$G29]*IF(LEN([.H29]) =0;0;[.$B29]*[.$F29])" office:value-type="currency" office:currency="EUR" office:value="0" calcext:value-type="currency">
            <text:p>0,00 €</text:p>
          </table:table-cell>
          <table:table-cell table:style-name="ce19" table:formula="of:=[.G29]*IF(LEN([.H29]) =0;0;[.$D29])" office:value-type="currency" office:currency="EUR" office:value="0" calcext:value-type="currency">
            <text:p>0,00 €</text:p>
          </table:table-cell>
          <table:table-cell/>
          <table:table-cell table:style-name="ce19" table:formula="of:=[.G29]*IF(LEN([.K29]) =0;0;[.$B29]*[.$F29])" office:value-type="currency" office:currency="EUR" office:value="0" calcext:value-type="currency">
            <text:p>0,00 €</text:p>
          </table:table-cell>
          <table:table-cell table:style-name="ce19" table:formula="of:=[.G29]*IF(LEN([.K29]) =0;0;[.$D29])" office:value-type="currency" office:currency="EUR" office:value="0" calcext:value-type="currency">
            <text:p>0,00 €</text:p>
          </table:table-cell>
          <table:table-cell/>
          <table:table-cell table:style-name="ce19" table:formula="of:=[.G29]*IF(LEN([.N29]) =0;0;[.$B29]*[.$F29])" office:value-type="currency" office:currency="EUR" office:value="0" calcext:value-type="currency">
            <text:p>0,00 €</text:p>
          </table:table-cell>
          <table:table-cell table:style-name="ce19" table:formula="of:=[.G29]*IF(LEN([.N29]) =0;0;[.$D29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0]/[.E30]" office:value-type="currency" office:currency="EUR" office:value="0" calcext:value-type="currency">
            <text:p>0,00 €</text:p>
          </table:table-cell>
          <table:table-cell table:style-name="ce15" table:formula="of:=IF([.$C30]=&quot;Amazon US&quot;; USD; EUR)" office:value-type="float" office:value="1" calcext:value-type="float">
            <text:p>1</text:p>
          </table:table-cell>
          <table:table-cell/>
          <table:table-cell table:style-name="ce19" table:formula="of:=[.$G30]*IF(LEN([.H30]) =0;0;[.$B30]*[.$F30])" office:value-type="currency" office:currency="EUR" office:value="0" calcext:value-type="currency">
            <text:p>0,00 €</text:p>
          </table:table-cell>
          <table:table-cell table:style-name="ce19" table:formula="of:=[.G30]*IF(LEN([.H30]) =0;0;[.$D30])" office:value-type="currency" office:currency="EUR" office:value="0" calcext:value-type="currency">
            <text:p>0,00 €</text:p>
          </table:table-cell>
          <table:table-cell/>
          <table:table-cell table:style-name="ce19" table:formula="of:=[.G30]*IF(LEN([.K30]) =0;0;[.$B30]*[.$F30])" office:value-type="currency" office:currency="EUR" office:value="0" calcext:value-type="currency">
            <text:p>0,00 €</text:p>
          </table:table-cell>
          <table:table-cell table:style-name="ce19" table:formula="of:=[.G30]*IF(LEN([.K30]) =0;0;[.$D30])" office:value-type="currency" office:currency="EUR" office:value="0" calcext:value-type="currency">
            <text:p>0,00 €</text:p>
          </table:table-cell>
          <table:table-cell/>
          <table:table-cell table:style-name="ce19" table:formula="of:=[.G30]*IF(LEN([.N30]) =0;0;[.$B30]*[.$F30])" office:value-type="currency" office:currency="EUR" office:value="0" calcext:value-type="currency">
            <text:p>0,00 €</text:p>
          </table:table-cell>
          <table:table-cell table:style-name="ce19" table:formula="of:=[.G30]*IF(LEN([.N30]) =0;0;[.$D30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1]/[.E31]" office:value-type="currency" office:currency="EUR" office:value="0" calcext:value-type="currency">
            <text:p>0,00 €</text:p>
          </table:table-cell>
          <table:table-cell table:style-name="ce15" table:formula="of:=IF([.$C31]=&quot;Amazon US&quot;; USD; EUR)" office:value-type="float" office:value="1" calcext:value-type="float">
            <text:p>1</text:p>
          </table:table-cell>
          <table:table-cell/>
          <table:table-cell table:style-name="ce19" table:formula="of:=[.$G31]*IF(LEN([.H31]) =0;0;[.$B31]*[.$F31])" office:value-type="currency" office:currency="EUR" office:value="0" calcext:value-type="currency">
            <text:p>0,00 €</text:p>
          </table:table-cell>
          <table:table-cell table:style-name="ce19" table:formula="of:=[.G31]*IF(LEN([.H31]) =0;0;[.$D31])" office:value-type="currency" office:currency="EUR" office:value="0" calcext:value-type="currency">
            <text:p>0,00 €</text:p>
          </table:table-cell>
          <table:table-cell/>
          <table:table-cell table:style-name="ce19" table:formula="of:=[.G31]*IF(LEN([.K31]) =0;0;[.$B31]*[.$F31])" office:value-type="currency" office:currency="EUR" office:value="0" calcext:value-type="currency">
            <text:p>0,00 €</text:p>
          </table:table-cell>
          <table:table-cell table:style-name="ce19" table:formula="of:=[.G31]*IF(LEN([.K31]) =0;0;[.$D31])" office:value-type="currency" office:currency="EUR" office:value="0" calcext:value-type="currency">
            <text:p>0,00 €</text:p>
          </table:table-cell>
          <table:table-cell/>
          <table:table-cell table:style-name="ce19" table:formula="of:=[.G31]*IF(LEN([.N31]) =0;0;[.$B31]*[.$F31])" office:value-type="currency" office:currency="EUR" office:value="0" calcext:value-type="currency">
            <text:p>0,00 €</text:p>
          </table:table-cell>
          <table:table-cell table:style-name="ce19" table:formula="of:=[.G31]*IF(LEN([.N31]) =0;0;[.$D31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2]/[.E32]" office:value-type="currency" office:currency="EUR" office:value="0" calcext:value-type="currency">
            <text:p>0,00 €</text:p>
          </table:table-cell>
          <table:table-cell table:style-name="ce15" table:formula="of:=IF([.$C32]=&quot;Amazon US&quot;; USD; EUR)" office:value-type="float" office:value="1" calcext:value-type="float">
            <text:p>1</text:p>
          </table:table-cell>
          <table:table-cell/>
          <table:table-cell table:style-name="ce19" table:formula="of:=[.$G32]*IF(LEN([.H32]) =0;0;[.$B32]*[.$F32])" office:value-type="currency" office:currency="EUR" office:value="0" calcext:value-type="currency">
            <text:p>0,00 €</text:p>
          </table:table-cell>
          <table:table-cell table:style-name="ce19" table:formula="of:=[.G32]*IF(LEN([.H32]) =0;0;[.$D32])" office:value-type="currency" office:currency="EUR" office:value="0" calcext:value-type="currency">
            <text:p>0,00 €</text:p>
          </table:table-cell>
          <table:table-cell/>
          <table:table-cell table:style-name="ce19" table:formula="of:=[.G32]*IF(LEN([.K32]) =0;0;[.$B32]*[.$F32])" office:value-type="currency" office:currency="EUR" office:value="0" calcext:value-type="currency">
            <text:p>0,00 €</text:p>
          </table:table-cell>
          <table:table-cell table:style-name="ce19" table:formula="of:=[.G32]*IF(LEN([.K32]) =0;0;[.$D32])" office:value-type="currency" office:currency="EUR" office:value="0" calcext:value-type="currency">
            <text:p>0,00 €</text:p>
          </table:table-cell>
          <table:table-cell/>
          <table:table-cell table:style-name="ce19" table:formula="of:=[.G32]*IF(LEN([.N32]) =0;0;[.$B32]*[.$F32])" office:value-type="currency" office:currency="EUR" office:value="0" calcext:value-type="currency">
            <text:p>0,00 €</text:p>
          </table:table-cell>
          <table:table-cell table:style-name="ce19" table:formula="of:=[.G32]*IF(LEN([.N32]) =0;0;[.$D32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3]/[.E33]" office:value-type="currency" office:currency="EUR" office:value="0" calcext:value-type="currency">
            <text:p>0,00 €</text:p>
          </table:table-cell>
          <table:table-cell table:style-name="ce15" table:formula="of:=IF([.$C33]=&quot;Amazon US&quot;; USD; EUR)" office:value-type="float" office:value="1" calcext:value-type="float">
            <text:p>1</text:p>
          </table:table-cell>
          <table:table-cell/>
          <table:table-cell table:style-name="ce19" table:formula="of:=[.$G33]*IF(LEN([.H33]) =0;0;[.$B33]*[.$F33])" office:value-type="currency" office:currency="EUR" office:value="0" calcext:value-type="currency">
            <text:p>0,00 €</text:p>
          </table:table-cell>
          <table:table-cell table:style-name="ce19" table:formula="of:=[.G33]*IF(LEN([.H33]) =0;0;[.$D33])" office:value-type="currency" office:currency="EUR" office:value="0" calcext:value-type="currency">
            <text:p>0,00 €</text:p>
          </table:table-cell>
          <table:table-cell/>
          <table:table-cell table:style-name="ce19" table:formula="of:=[.G33]*IF(LEN([.K33]) =0;0;[.$B33]*[.$F33])" office:value-type="currency" office:currency="EUR" office:value="0" calcext:value-type="currency">
            <text:p>0,00 €</text:p>
          </table:table-cell>
          <table:table-cell table:style-name="ce19" table:formula="of:=[.G33]*IF(LEN([.K33]) =0;0;[.$D33])" office:value-type="currency" office:currency="EUR" office:value="0" calcext:value-type="currency">
            <text:p>0,00 €</text:p>
          </table:table-cell>
          <table:table-cell/>
          <table:table-cell table:style-name="ce19" table:formula="of:=[.G33]*IF(LEN([.N33]) =0;0;[.$B33]*[.$F33])" office:value-type="currency" office:currency="EUR" office:value="0" calcext:value-type="currency">
            <text:p>0,00 €</text:p>
          </table:table-cell>
          <table:table-cell table:style-name="ce19" table:formula="of:=[.G33]*IF(LEN([.N33]) =0;0;[.$D33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4]/[.E34]" office:value-type="currency" office:currency="EUR" office:value="0" calcext:value-type="currency">
            <text:p>0,00 €</text:p>
          </table:table-cell>
          <table:table-cell table:style-name="ce15" table:formula="of:=IF([.$C34]=&quot;Amazon US&quot;; USD; EUR)" office:value-type="float" office:value="1" calcext:value-type="float">
            <text:p>1</text:p>
          </table:table-cell>
          <table:table-cell/>
          <table:table-cell table:style-name="ce19" table:formula="of:=[.$G34]*IF(LEN([.H34]) =0;0;[.$B34]*[.$F34])" office:value-type="currency" office:currency="EUR" office:value="0" calcext:value-type="currency">
            <text:p>0,00 €</text:p>
          </table:table-cell>
          <table:table-cell table:style-name="ce19" table:formula="of:=[.G34]*IF(LEN([.H34]) =0;0;[.$D34])" office:value-type="currency" office:currency="EUR" office:value="0" calcext:value-type="currency">
            <text:p>0,00 €</text:p>
          </table:table-cell>
          <table:table-cell/>
          <table:table-cell table:style-name="ce19" table:formula="of:=[.G34]*IF(LEN([.K34]) =0;0;[.$B34]*[.$F34])" office:value-type="currency" office:currency="EUR" office:value="0" calcext:value-type="currency">
            <text:p>0,00 €</text:p>
          </table:table-cell>
          <table:table-cell table:style-name="ce19" table:formula="of:=[.G34]*IF(LEN([.K34]) =0;0;[.$D34])" office:value-type="currency" office:currency="EUR" office:value="0" calcext:value-type="currency">
            <text:p>0,00 €</text:p>
          </table:table-cell>
          <table:table-cell/>
          <table:table-cell table:style-name="ce19" table:formula="of:=[.G34]*IF(LEN([.N34]) =0;0;[.$B34]*[.$F34])" office:value-type="currency" office:currency="EUR" office:value="0" calcext:value-type="currency">
            <text:p>0,00 €</text:p>
          </table:table-cell>
          <table:table-cell table:style-name="ce19" table:formula="of:=[.G34]*IF(LEN([.N34]) =0;0;[.$D34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5]/[.E35]" office:value-type="currency" office:currency="EUR" office:value="0" calcext:value-type="currency">
            <text:p>0,00 €</text:p>
          </table:table-cell>
          <table:table-cell table:style-name="ce15" table:formula="of:=IF([.$C35]=&quot;Amazon US&quot;; USD; EUR)" office:value-type="float" office:value="1" calcext:value-type="float">
            <text:p>1</text:p>
          </table:table-cell>
          <table:table-cell/>
          <table:table-cell table:style-name="ce19" table:formula="of:=[.$G35]*IF(LEN([.H35]) =0;0;[.$B35]*[.$F35])" office:value-type="currency" office:currency="EUR" office:value="0" calcext:value-type="currency">
            <text:p>0,00 €</text:p>
          </table:table-cell>
          <table:table-cell table:style-name="ce19" table:formula="of:=[.G35]*IF(LEN([.H35]) =0;0;[.$D35])" office:value-type="currency" office:currency="EUR" office:value="0" calcext:value-type="currency">
            <text:p>0,00 €</text:p>
          </table:table-cell>
          <table:table-cell/>
          <table:table-cell table:style-name="ce19" table:formula="of:=[.G35]*IF(LEN([.K35]) =0;0;[.$B35]*[.$F35])" office:value-type="currency" office:currency="EUR" office:value="0" calcext:value-type="currency">
            <text:p>0,00 €</text:p>
          </table:table-cell>
          <table:table-cell table:style-name="ce19" table:formula="of:=[.G35]*IF(LEN([.K35]) =0;0;[.$D35])" office:value-type="currency" office:currency="EUR" office:value="0" calcext:value-type="currency">
            <text:p>0,00 €</text:p>
          </table:table-cell>
          <table:table-cell/>
          <table:table-cell table:style-name="ce19" table:formula="of:=[.G35]*IF(LEN([.N35]) =0;0;[.$B35]*[.$F35])" office:value-type="currency" office:currency="EUR" office:value="0" calcext:value-type="currency">
            <text:p>0,00 €</text:p>
          </table:table-cell>
          <table:table-cell table:style-name="ce19" table:formula="of:=[.G35]*IF(LEN([.N35]) =0;0;[.$D35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6]/[.E36]" office:value-type="currency" office:currency="EUR" office:value="0" calcext:value-type="currency">
            <text:p>0,00 €</text:p>
          </table:table-cell>
          <table:table-cell table:style-name="ce15" table:formula="of:=IF([.$C36]=&quot;Amazon US&quot;; USD; EUR)" office:value-type="float" office:value="1" calcext:value-type="float">
            <text:p>1</text:p>
          </table:table-cell>
          <table:table-cell/>
          <table:table-cell table:style-name="ce19" table:formula="of:=[.$G36]*IF(LEN([.H36]) =0;0;[.$B36]*[.$F36])" office:value-type="currency" office:currency="EUR" office:value="0" calcext:value-type="currency">
            <text:p>0,00 €</text:p>
          </table:table-cell>
          <table:table-cell table:style-name="ce19" table:formula="of:=[.G36]*IF(LEN([.H36]) =0;0;[.$D36])" office:value-type="currency" office:currency="EUR" office:value="0" calcext:value-type="currency">
            <text:p>0,00 €</text:p>
          </table:table-cell>
          <table:table-cell/>
          <table:table-cell table:style-name="ce19" table:formula="of:=[.G36]*IF(LEN([.K36]) =0;0;[.$B36]*[.$F36])" office:value-type="currency" office:currency="EUR" office:value="0" calcext:value-type="currency">
            <text:p>0,00 €</text:p>
          </table:table-cell>
          <table:table-cell table:style-name="ce19" table:formula="of:=[.G36]*IF(LEN([.K36]) =0;0;[.$D36])" office:value-type="currency" office:currency="EUR" office:value="0" calcext:value-type="currency">
            <text:p>0,00 €</text:p>
          </table:table-cell>
          <table:table-cell/>
          <table:table-cell table:style-name="ce19" table:formula="of:=[.G36]*IF(LEN([.N36]) =0;0;[.$B36]*[.$F36])" office:value-type="currency" office:currency="EUR" office:value="0" calcext:value-type="currency">
            <text:p>0,00 €</text:p>
          </table:table-cell>
          <table:table-cell table:style-name="ce19" table:formula="of:=[.G36]*IF(LEN([.N36]) =0;0;[.$D36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7]/[.E37]" office:value-type="currency" office:currency="EUR" office:value="0" calcext:value-type="currency">
            <text:p>0,00 €</text:p>
          </table:table-cell>
          <table:table-cell table:style-name="ce15" table:formula="of:=IF([.$C37]=&quot;Amazon US&quot;; USD; EUR)" office:value-type="float" office:value="1" calcext:value-type="float">
            <text:p>1</text:p>
          </table:table-cell>
          <table:table-cell/>
          <table:table-cell table:style-name="ce19" table:formula="of:=[.$G37]*IF(LEN([.H37]) =0;0;[.$B37]*[.$F37])" office:value-type="currency" office:currency="EUR" office:value="0" calcext:value-type="currency">
            <text:p>0,00 €</text:p>
          </table:table-cell>
          <table:table-cell table:style-name="ce19" table:formula="of:=[.G37]*IF(LEN([.H37]) =0;0;[.$D37])" office:value-type="currency" office:currency="EUR" office:value="0" calcext:value-type="currency">
            <text:p>0,00 €</text:p>
          </table:table-cell>
          <table:table-cell/>
          <table:table-cell table:style-name="ce19" table:formula="of:=[.G37]*IF(LEN([.K37]) =0;0;[.$B37]*[.$F37])" office:value-type="currency" office:currency="EUR" office:value="0" calcext:value-type="currency">
            <text:p>0,00 €</text:p>
          </table:table-cell>
          <table:table-cell table:style-name="ce19" table:formula="of:=[.G37]*IF(LEN([.K37]) =0;0;[.$D37])" office:value-type="currency" office:currency="EUR" office:value="0" calcext:value-type="currency">
            <text:p>0,00 €</text:p>
          </table:table-cell>
          <table:table-cell/>
          <table:table-cell table:style-name="ce19" table:formula="of:=[.G37]*IF(LEN([.N37]) =0;0;[.$B37]*[.$F37])" office:value-type="currency" office:currency="EUR" office:value="0" calcext:value-type="currency">
            <text:p>0,00 €</text:p>
          </table:table-cell>
          <table:table-cell table:style-name="ce19" table:formula="of:=[.G37]*IF(LEN([.N37]) =0;0;[.$D37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8]/[.E38]" office:value-type="currency" office:currency="EUR" office:value="0" calcext:value-type="currency">
            <text:p>0,00 €</text:p>
          </table:table-cell>
          <table:table-cell table:style-name="ce15" table:formula="of:=IF([.$C38]=&quot;Amazon US&quot;; USD; EUR)" office:value-type="float" office:value="1" calcext:value-type="float">
            <text:p>1</text:p>
          </table:table-cell>
          <table:table-cell/>
          <table:table-cell table:style-name="ce19" table:formula="of:=[.$G38]*IF(LEN([.H38]) =0;0;[.$B38]*[.$F38])" office:value-type="currency" office:currency="EUR" office:value="0" calcext:value-type="currency">
            <text:p>0,00 €</text:p>
          </table:table-cell>
          <table:table-cell table:style-name="ce19" table:formula="of:=[.G38]*IF(LEN([.H38]) =0;0;[.$D38])" office:value-type="currency" office:currency="EUR" office:value="0" calcext:value-type="currency">
            <text:p>0,00 €</text:p>
          </table:table-cell>
          <table:table-cell/>
          <table:table-cell table:style-name="ce19" table:formula="of:=[.G38]*IF(LEN([.K38]) =0;0;[.$B38]*[.$F38])" office:value-type="currency" office:currency="EUR" office:value="0" calcext:value-type="currency">
            <text:p>0,00 €</text:p>
          </table:table-cell>
          <table:table-cell table:style-name="ce19" table:formula="of:=[.G38]*IF(LEN([.K38]) =0;0;[.$D38])" office:value-type="currency" office:currency="EUR" office:value="0" calcext:value-type="currency">
            <text:p>0,00 €</text:p>
          </table:table-cell>
          <table:table-cell/>
          <table:table-cell table:style-name="ce19" table:formula="of:=[.G38]*IF(LEN([.N38]) =0;0;[.$B38]*[.$F38])" office:value-type="currency" office:currency="EUR" office:value="0" calcext:value-type="currency">
            <text:p>0,00 €</text:p>
          </table:table-cell>
          <table:table-cell table:style-name="ce19" table:formula="of:=[.G38]*IF(LEN([.N38]) =0;0;[.$D38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39]/[.E39]" office:value-type="currency" office:currency="EUR" office:value="0" calcext:value-type="currency">
            <text:p>0,00 €</text:p>
          </table:table-cell>
          <table:table-cell table:style-name="ce15" table:formula="of:=IF([.$C39]=&quot;Amazon US&quot;; USD; EUR)" office:value-type="float" office:value="1" calcext:value-type="float">
            <text:p>1</text:p>
          </table:table-cell>
          <table:table-cell/>
          <table:table-cell table:style-name="ce19" table:formula="of:=[.$G39]*IF(LEN([.H39]) =0;0;[.$B39]*[.$F39])" office:value-type="currency" office:currency="EUR" office:value="0" calcext:value-type="currency">
            <text:p>0,00 €</text:p>
          </table:table-cell>
          <table:table-cell table:style-name="ce19" table:formula="of:=[.G39]*IF(LEN([.H39]) =0;0;[.$D39])" office:value-type="currency" office:currency="EUR" office:value="0" calcext:value-type="currency">
            <text:p>0,00 €</text:p>
          </table:table-cell>
          <table:table-cell/>
          <table:table-cell table:style-name="ce19" table:formula="of:=[.G39]*IF(LEN([.K39]) =0;0;[.$B39]*[.$F39])" office:value-type="currency" office:currency="EUR" office:value="0" calcext:value-type="currency">
            <text:p>0,00 €</text:p>
          </table:table-cell>
          <table:table-cell table:style-name="ce19" table:formula="of:=[.G39]*IF(LEN([.K39]) =0;0;[.$D39])" office:value-type="currency" office:currency="EUR" office:value="0" calcext:value-type="currency">
            <text:p>0,00 €</text:p>
          </table:table-cell>
          <table:table-cell/>
          <table:table-cell table:style-name="ce19" table:formula="of:=[.G39]*IF(LEN([.N39]) =0;0;[.$B39]*[.$F39])" office:value-type="currency" office:currency="EUR" office:value="0" calcext:value-type="currency">
            <text:p>0,00 €</text:p>
          </table:table-cell>
          <table:table-cell table:style-name="ce19" table:formula="of:=[.G39]*IF(LEN([.N39]) =0;0;[.$D39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0]/[.E40]" office:value-type="currency" office:currency="EUR" office:value="0" calcext:value-type="currency">
            <text:p>0,00 €</text:p>
          </table:table-cell>
          <table:table-cell table:style-name="ce15" table:formula="of:=IF([.$C40]=&quot;Amazon US&quot;; USD; EUR)" office:value-type="float" office:value="1" calcext:value-type="float">
            <text:p>1</text:p>
          </table:table-cell>
          <table:table-cell/>
          <table:table-cell table:style-name="ce19" table:formula="of:=[.$G40]*IF(LEN([.H40]) =0;0;[.$B40]*[.$F40])" office:value-type="currency" office:currency="EUR" office:value="0" calcext:value-type="currency">
            <text:p>0,00 €</text:p>
          </table:table-cell>
          <table:table-cell table:style-name="ce19" table:formula="of:=[.G40]*IF(LEN([.H40]) =0;0;[.$D40])" office:value-type="currency" office:currency="EUR" office:value="0" calcext:value-type="currency">
            <text:p>0,00 €</text:p>
          </table:table-cell>
          <table:table-cell/>
          <table:table-cell table:style-name="ce19" table:formula="of:=[.G40]*IF(LEN([.K40]) =0;0;[.$B40]*[.$F40])" office:value-type="currency" office:currency="EUR" office:value="0" calcext:value-type="currency">
            <text:p>0,00 €</text:p>
          </table:table-cell>
          <table:table-cell table:style-name="ce19" table:formula="of:=[.G40]*IF(LEN([.K40]) =0;0;[.$D40])" office:value-type="currency" office:currency="EUR" office:value="0" calcext:value-type="currency">
            <text:p>0,00 €</text:p>
          </table:table-cell>
          <table:table-cell/>
          <table:table-cell table:style-name="ce19" table:formula="of:=[.G40]*IF(LEN([.N40]) =0;0;[.$B40]*[.$F40])" office:value-type="currency" office:currency="EUR" office:value="0" calcext:value-type="currency">
            <text:p>0,00 €</text:p>
          </table:table-cell>
          <table:table-cell table:style-name="ce19" table:formula="of:=[.G40]*IF(LEN([.N40]) =0;0;[.$D40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1]/[.E41]" office:value-type="currency" office:currency="EUR" office:value="0" calcext:value-type="currency">
            <text:p>0,00 €</text:p>
          </table:table-cell>
          <table:table-cell table:style-name="ce15" table:formula="of:=IF([.$C41]=&quot;Amazon US&quot;; USD; EUR)" office:value-type="float" office:value="1" calcext:value-type="float">
            <text:p>1</text:p>
          </table:table-cell>
          <table:table-cell/>
          <table:table-cell table:style-name="ce19" table:formula="of:=[.$G41]*IF(LEN([.H41]) =0;0;[.$B41]*[.$F41])" office:value-type="currency" office:currency="EUR" office:value="0" calcext:value-type="currency">
            <text:p>0,00 €</text:p>
          </table:table-cell>
          <table:table-cell table:style-name="ce19" table:formula="of:=[.G41]*IF(LEN([.H41]) =0;0;[.$D41])" office:value-type="currency" office:currency="EUR" office:value="0" calcext:value-type="currency">
            <text:p>0,00 €</text:p>
          </table:table-cell>
          <table:table-cell/>
          <table:table-cell table:style-name="ce19" table:formula="of:=[.G41]*IF(LEN([.K41]) =0;0;[.$B41]*[.$F41])" office:value-type="currency" office:currency="EUR" office:value="0" calcext:value-type="currency">
            <text:p>0,00 €</text:p>
          </table:table-cell>
          <table:table-cell table:style-name="ce19" table:formula="of:=[.G41]*IF(LEN([.K41]) =0;0;[.$D41])" office:value-type="currency" office:currency="EUR" office:value="0" calcext:value-type="currency">
            <text:p>0,00 €</text:p>
          </table:table-cell>
          <table:table-cell/>
          <table:table-cell table:style-name="ce19" table:formula="of:=[.G41]*IF(LEN([.N41]) =0;0;[.$B41]*[.$F41])" office:value-type="currency" office:currency="EUR" office:value="0" calcext:value-type="currency">
            <text:p>0,00 €</text:p>
          </table:table-cell>
          <table:table-cell table:style-name="ce19" table:formula="of:=[.G41]*IF(LEN([.N41]) =0;0;[.$D41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2]/[.E42]" office:value-type="currency" office:currency="EUR" office:value="0" calcext:value-type="currency">
            <text:p>0,00 €</text:p>
          </table:table-cell>
          <table:table-cell table:style-name="ce15" table:formula="of:=IF([.$C42]=&quot;Amazon US&quot;; USD; EUR)" office:value-type="float" office:value="1" calcext:value-type="float">
            <text:p>1</text:p>
          </table:table-cell>
          <table:table-cell/>
          <table:table-cell table:style-name="ce19" table:formula="of:=[.$G42]*IF(LEN([.H42]) =0;0;[.$B42]*[.$F42])" office:value-type="currency" office:currency="EUR" office:value="0" calcext:value-type="currency">
            <text:p>0,00 €</text:p>
          </table:table-cell>
          <table:table-cell table:style-name="ce19" table:formula="of:=[.G42]*IF(LEN([.H42]) =0;0;[.$D42])" office:value-type="currency" office:currency="EUR" office:value="0" calcext:value-type="currency">
            <text:p>0,00 €</text:p>
          </table:table-cell>
          <table:table-cell/>
          <table:table-cell table:style-name="ce19" table:formula="of:=[.G42]*IF(LEN([.K42]) =0;0;[.$B42]*[.$F42])" office:value-type="currency" office:currency="EUR" office:value="0" calcext:value-type="currency">
            <text:p>0,00 €</text:p>
          </table:table-cell>
          <table:table-cell table:style-name="ce19" table:formula="of:=[.G42]*IF(LEN([.K42]) =0;0;[.$D42])" office:value-type="currency" office:currency="EUR" office:value="0" calcext:value-type="currency">
            <text:p>0,00 €</text:p>
          </table:table-cell>
          <table:table-cell/>
          <table:table-cell table:style-name="ce19" table:formula="of:=[.G42]*IF(LEN([.N42]) =0;0;[.$B42]*[.$F42])" office:value-type="currency" office:currency="EUR" office:value="0" calcext:value-type="currency">
            <text:p>0,00 €</text:p>
          </table:table-cell>
          <table:table-cell table:style-name="ce19" table:formula="of:=[.G42]*IF(LEN([.N42]) =0;0;[.$D42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3]/[.E43]" office:value-type="currency" office:currency="EUR" office:value="0" calcext:value-type="currency">
            <text:p>0,00 €</text:p>
          </table:table-cell>
          <table:table-cell table:style-name="ce15" table:formula="of:=IF([.$C43]=&quot;Amazon US&quot;; USD; EUR)" office:value-type="float" office:value="1" calcext:value-type="float">
            <text:p>1</text:p>
          </table:table-cell>
          <table:table-cell/>
          <table:table-cell table:style-name="ce19" table:formula="of:=[.$G43]*IF(LEN([.H43]) =0;0;[.$B43]*[.$F43])" office:value-type="currency" office:currency="EUR" office:value="0" calcext:value-type="currency">
            <text:p>0,00 €</text:p>
          </table:table-cell>
          <table:table-cell table:style-name="ce19" table:formula="of:=[.G43]*IF(LEN([.H43]) =0;0;[.$D43])" office:value-type="currency" office:currency="EUR" office:value="0" calcext:value-type="currency">
            <text:p>0,00 €</text:p>
          </table:table-cell>
          <table:table-cell/>
          <table:table-cell table:style-name="ce19" table:formula="of:=[.G43]*IF(LEN([.K43]) =0;0;[.$B43]*[.$F43])" office:value-type="currency" office:currency="EUR" office:value="0" calcext:value-type="currency">
            <text:p>0,00 €</text:p>
          </table:table-cell>
          <table:table-cell table:style-name="ce19" table:formula="of:=[.G43]*IF(LEN([.K43]) =0;0;[.$D43])" office:value-type="currency" office:currency="EUR" office:value="0" calcext:value-type="currency">
            <text:p>0,00 €</text:p>
          </table:table-cell>
          <table:table-cell/>
          <table:table-cell table:style-name="ce19" table:formula="of:=[.G43]*IF(LEN([.N43]) =0;0;[.$B43]*[.$F43])" office:value-type="currency" office:currency="EUR" office:value="0" calcext:value-type="currency">
            <text:p>0,00 €</text:p>
          </table:table-cell>
          <table:table-cell table:style-name="ce19" table:formula="of:=[.G43]*IF(LEN([.N43]) =0;0;[.$D43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4]/[.E44]" office:value-type="currency" office:currency="EUR" office:value="0" calcext:value-type="currency">
            <text:p>0,00 €</text:p>
          </table:table-cell>
          <table:table-cell table:style-name="ce15" table:formula="of:=IF([.$C44]=&quot;Amazon US&quot;; USD; EUR)" office:value-type="float" office:value="1" calcext:value-type="float">
            <text:p>1</text:p>
          </table:table-cell>
          <table:table-cell/>
          <table:table-cell table:style-name="ce19" table:formula="of:=[.$G44]*IF(LEN([.H44]) =0;0;[.$B44]*[.$F44])" office:value-type="currency" office:currency="EUR" office:value="0" calcext:value-type="currency">
            <text:p>0,00 €</text:p>
          </table:table-cell>
          <table:table-cell table:style-name="ce19" table:formula="of:=[.G44]*IF(LEN([.H44]) =0;0;[.$D44])" office:value-type="currency" office:currency="EUR" office:value="0" calcext:value-type="currency">
            <text:p>0,00 €</text:p>
          </table:table-cell>
          <table:table-cell/>
          <table:table-cell table:style-name="ce19" table:formula="of:=[.G44]*IF(LEN([.K44]) =0;0;[.$B44]*[.$F44])" office:value-type="currency" office:currency="EUR" office:value="0" calcext:value-type="currency">
            <text:p>0,00 €</text:p>
          </table:table-cell>
          <table:table-cell table:style-name="ce19" table:formula="of:=[.G44]*IF(LEN([.K44]) =0;0;[.$D44])" office:value-type="currency" office:currency="EUR" office:value="0" calcext:value-type="currency">
            <text:p>0,00 €</text:p>
          </table:table-cell>
          <table:table-cell/>
          <table:table-cell table:style-name="ce19" table:formula="of:=[.G44]*IF(LEN([.N44]) =0;0;[.$B44]*[.$F44])" office:value-type="currency" office:currency="EUR" office:value="0" calcext:value-type="currency">
            <text:p>0,00 €</text:p>
          </table:table-cell>
          <table:table-cell table:style-name="ce19" table:formula="of:=[.G44]*IF(LEN([.N44]) =0;0;[.$D44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5]/[.E45]" office:value-type="currency" office:currency="EUR" office:value="0" calcext:value-type="currency">
            <text:p>0,00 €</text:p>
          </table:table-cell>
          <table:table-cell table:style-name="ce15" table:formula="of:=IF([.$C45]=&quot;Amazon US&quot;; USD; EUR)" office:value-type="float" office:value="1" calcext:value-type="float">
            <text:p>1</text:p>
          </table:table-cell>
          <table:table-cell/>
          <table:table-cell table:style-name="ce19" table:formula="of:=[.$G45]*IF(LEN([.H45]) =0;0;[.$B45]*[.$F45])" office:value-type="currency" office:currency="EUR" office:value="0" calcext:value-type="currency">
            <text:p>0,00 €</text:p>
          </table:table-cell>
          <table:table-cell table:style-name="ce19" table:formula="of:=[.G45]*IF(LEN([.H45]) =0;0;[.$D45])" office:value-type="currency" office:currency="EUR" office:value="0" calcext:value-type="currency">
            <text:p>0,00 €</text:p>
          </table:table-cell>
          <table:table-cell/>
          <table:table-cell table:style-name="ce19" table:formula="of:=[.G45]*IF(LEN([.K45]) =0;0;[.$B45]*[.$F45])" office:value-type="currency" office:currency="EUR" office:value="0" calcext:value-type="currency">
            <text:p>0,00 €</text:p>
          </table:table-cell>
          <table:table-cell table:style-name="ce19" table:formula="of:=[.G45]*IF(LEN([.K45]) =0;0;[.$D45])" office:value-type="currency" office:currency="EUR" office:value="0" calcext:value-type="currency">
            <text:p>0,00 €</text:p>
          </table:table-cell>
          <table:table-cell/>
          <table:table-cell table:style-name="ce19" table:formula="of:=[.G45]*IF(LEN([.N45]) =0;0;[.$B45]*[.$F45])" office:value-type="currency" office:currency="EUR" office:value="0" calcext:value-type="currency">
            <text:p>0,00 €</text:p>
          </table:table-cell>
          <table:table-cell table:style-name="ce19" table:formula="of:=[.G45]*IF(LEN([.N45]) =0;0;[.$D45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6]/[.E46]" office:value-type="currency" office:currency="EUR" office:value="0" calcext:value-type="currency">
            <text:p>0,00 €</text:p>
          </table:table-cell>
          <table:table-cell table:style-name="ce15" table:formula="of:=IF([.$C46]=&quot;Amazon US&quot;; USD; EUR)" office:value-type="float" office:value="1" calcext:value-type="float">
            <text:p>1</text:p>
          </table:table-cell>
          <table:table-cell/>
          <table:table-cell table:style-name="ce19" table:formula="of:=[.$G46]*IF(LEN([.H46]) =0;0;[.$B46]*[.$F46])" office:value-type="currency" office:currency="EUR" office:value="0" calcext:value-type="currency">
            <text:p>0,00 €</text:p>
          </table:table-cell>
          <table:table-cell table:style-name="ce19" table:formula="of:=[.G46]*IF(LEN([.H46]) =0;0;[.$D46])" office:value-type="currency" office:currency="EUR" office:value="0" calcext:value-type="currency">
            <text:p>0,00 €</text:p>
          </table:table-cell>
          <table:table-cell/>
          <table:table-cell table:style-name="ce19" table:formula="of:=[.G46]*IF(LEN([.K46]) =0;0;[.$B46]*[.$F46])" office:value-type="currency" office:currency="EUR" office:value="0" calcext:value-type="currency">
            <text:p>0,00 €</text:p>
          </table:table-cell>
          <table:table-cell table:style-name="ce19" table:formula="of:=[.G46]*IF(LEN([.K46]) =0;0;[.$D46])" office:value-type="currency" office:currency="EUR" office:value="0" calcext:value-type="currency">
            <text:p>0,00 €</text:p>
          </table:table-cell>
          <table:table-cell/>
          <table:table-cell table:style-name="ce19" table:formula="of:=[.G46]*IF(LEN([.N46]) =0;0;[.$B46]*[.$F46])" office:value-type="currency" office:currency="EUR" office:value="0" calcext:value-type="currency">
            <text:p>0,00 €</text:p>
          </table:table-cell>
          <table:table-cell table:style-name="ce19" table:formula="of:=[.G46]*IF(LEN([.N46]) =0;0;[.$D46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8" table:formula="of:=[.D47]/[.E47]" office:value-type="currency" office:currency="EUR" office:value="0" calcext:value-type="currency">
            <text:p>0,00 €</text:p>
          </table:table-cell>
          <table:table-cell table:style-name="ce15" table:formula="of:=IF([.$C47]=&quot;Amazon US&quot;; USD; EUR)" office:value-type="float" office:value="1" calcext:value-type="float">
            <text:p>1</text:p>
          </table:table-cell>
          <table:table-cell/>
          <table:table-cell table:style-name="ce19" table:formula="of:=[.$G47]*IF(LEN([.H47]) =0;0;[.$B47]*[.$F47])" office:value-type="currency" office:currency="EUR" office:value="0" calcext:value-type="currency">
            <text:p>0,00 €</text:p>
          </table:table-cell>
          <table:table-cell table:style-name="ce19" table:formula="of:=[.G47]*IF(LEN([.H47]) =0;0;[.$D47])" office:value-type="currency" office:currency="EUR" office:value="0" calcext:value-type="currency">
            <text:p>0,00 €</text:p>
          </table:table-cell>
          <table:table-cell/>
          <table:table-cell table:style-name="ce19" table:formula="of:=[.G47]*IF(LEN([.K47]) =0;0;[.$B47]*[.$F47])" office:value-type="currency" office:currency="EUR" office:value="0" calcext:value-type="currency">
            <text:p>0,00 €</text:p>
          </table:table-cell>
          <table:table-cell table:style-name="ce19" table:formula="of:=[.G47]*IF(LEN([.K47]) =0;0;[.$D47])" office:value-type="currency" office:currency="EUR" office:value="0" calcext:value-type="currency">
            <text:p>0,00 €</text:p>
          </table:table-cell>
          <table:table-cell/>
          <table:table-cell table:style-name="ce19" table:formula="of:=[.G47]*IF(LEN([.N47]) =0;0;[.$B47]*[.$F47])" office:value-type="currency" office:currency="EUR" office:value="0" calcext:value-type="currency">
            <text:p>0,00 €</text:p>
          </table:table-cell>
          <table:table-cell table:style-name="ce19" table:formula="of:=[.G47]*IF(LEN([.N47]) =0;0;[.$D47])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>
        <table:named-range table:name="EUR" table:base-cell-address="$Sheet1.$S$16" table:cell-range-address="$Sheet1.$S$15"/>
        <table:named-range table:name="USD" table:base-cell-address="$Sheet1.$S$16" table:cell-range-address="$Sheet1.$S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0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0P0"/>
    </number:currency-style>
    <number:currency-style style:name="N10109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9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3:05:02.153631567</meta:creation-date>
    <meta:generator>LibreOffice/7.3.7.2$Linux_X86_64 LibreOffice_project/30$Build-2</meta:generator>
    <dc:date>2024-05-14T00:40:02.257473374</dc:date>
    <meta:editing-duration>PT1H44M35S</meta:editing-duration>
    <meta:editing-cycles>25</meta:editing-cycles>
    <meta:document-statistic meta:table-count="1" meta:cell-count="552" meta:object-count="0"/>
  </office:meta>
</office:document-meta>
</file>